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73.39pt"/>
    </style:style>
    <style:style style:name="co8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20.16pt"/>
    </style:style>
    <style:style style:name="co4" style:family="table-column">
      <style:table-column-properties fo:break-before="auto" style:column-width="400.76pt"/>
    </style:style>
    <style:style style:name="co5" style:family="table-column">
      <style:table-column-properties fo:break-before="auto" style:column-width="72.34pt"/>
    </style:style>
    <style:style style:name="co6" style:family="table-column">
      <style:table-column-properties fo:break-before="auto" style:column-width="52.21pt"/>
    </style:style>
    <style:style style:name="co7" style:family="table-column">
      <style:table-column-properties fo:break-before="auto" style:column-width="55.96pt"/>
    </style:style>
    <style:style style:name="co10" style:family="table-column">
      <style:table-column-properties fo:break-before="auto" style:column-width="106.95pt"/>
    </style:style>
    <style:style style:name="co11" style:family="table-column">
      <style:table-column-properties fo:break-before="auto" style:column-width="136.54pt"/>
    </style:style>
    <style:style style:name="co12" style:family="table-column">
      <style:table-column-properties fo:break-before="auto" style:column-width="64.01pt"/>
    </style:style>
    <style:style style:name="ro14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5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6.3pt" fo:break-before="auto" style:use-optimal-row-height="true"/>
    </style:style>
    <style:style style:name="ro6" style:family="table-row">
      <style:table-row-properties style:row-height="31.95pt" fo:break-before="auto" style:use-optimal-row-height="false"/>
    </style:style>
    <style:style style:name="ro7" style:family="table-row">
      <style:table-row-properties style:row-height="17.04pt" fo:break-before="auto" style:use-optimal-row-height="false"/>
    </style:style>
    <style:style style:name="ro8" style:family="table-row">
      <style:table-row-properties style:row-height="17.74pt" fo:break-before="auto" style:use-optimal-row-height="false"/>
    </style:style>
    <style:style style:name="ro9" style:family="table-row">
      <style:table-row-properties style:row-height="15.65pt" fo:break-before="auto" style:use-optimal-row-height="true"/>
    </style:style>
    <style:style style:name="ro10" style:family="table-row">
      <style:table-row-properties style:row-height="14.91pt" fo:break-before="auto" style:use-optimal-row-height="false"/>
    </style:style>
    <style:style style:name="ro11" style:family="table-row">
      <style:table-row-properties style:row-height="25.34pt" fo:break-before="auto" style:use-optimal-row-height="true"/>
    </style:style>
    <style:style style:name="ro12" style:family="table-row">
      <style:table-row-properties style:row-height="13.41pt" fo:break-before="auto" style:use-optimal-row-height="true"/>
    </style:style>
    <style:style style:name="ro13" style:family="table-row">
      <style:table-row-properties style:row-height="24.15pt" fo:break-before="auto" style:use-optimal-row-height="true"/>
    </style:style>
    <style:style style:name="ro15" style:family="table-row">
      <style:table-row-properties style:row-height="49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ff3333" fo:wrap-option="wrap"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6600" fo:wrap-option="wrap" fo:border="0.06pt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pt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pt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pt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fo:wrap-option="wrap" fo:border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pt"/>
      <style:text-properties style:font-name="Arial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ackground-color="#eeeeee" fo:wrap-option="wrap" fo:border="0.06pt solid #000000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ackground-color="#eeeeee"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fo:background-color="#ff950e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rotation-align="none"/>
      <style:paragraph-properties fo:text-align="start" fo:margin-left="10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950e" fo:wrap-option="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0.01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20.01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29.99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4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0.01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9.99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9.99pt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0.01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0.01pt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0.01pt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9.99pt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0.01p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20.01pt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29.99p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40pt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start" fo:margin-left="10.01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10.01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0.01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0.01pt"/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40pt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4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start" fo:margin-left="20.01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40pt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29.99pt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pt"/>
      <style:text-properties style:font-name="Arial" fo:font-size="10pt" fo:font-style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70" style:family="table-cell" style:parent-style-name="Default" style:data-style-name="N37">
      <style:table-cell-properties fo:background-color="#ff6600" style:text-align-source="fix" style:repeat-content="false" fo:wrap-option="wrap" fo:border="0.06pt solid #000000"/>
      <style:paragraph-properties fo:text-align="center" fo:margin-left="0pt"/>
      <style:text-properties style:font-name="Arial" fo:font-size="10pt" fo:font-style="normal" style:font-size-asian="10pt" style:font-style-asian="normal" style:font-size-complex="10pt" style:font-style-complex="normal"/>
    </style:style>
    <style:style style:name="ce71" style:family="table-cell" style:parent-style-name="Default" style:data-style-name="N37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73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style:font-size-asian="10pt" style:font-size-complex="10pt"/>
    </style:style>
    <style:style style:name="ce78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79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0pt" style:font-size-asian="10pt" style:font-size-complex="10pt"/>
    </style:style>
    <style:style style:name="ce80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82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ff0000" style:font-name="Arial" fo:font-size="10pt" style:font-size-asian="10pt" style:font-size-complex="10pt"/>
    </style:style>
    <style:style style:name="ce83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ff0000"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6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pt"/>
      <style:text-properties style:font-name="Arial" fo:font-size="10pt" fo:language="de" fo:country="DE" fo:font-style="normal" fo:font-weight="normal" style:font-name-asian="Microsoft YaHei" style:font-size-asian="10pt" style:language-asian="zh" style:country-asian="CN" style:font-style-asian="normal" style:font-weight-asian="normal" style:font-name-complex="Calibri Light" style:font-size-complex="10pt" style:language-complex="hi" style:country-complex="IN" style:font-style-complex="normal" style:font-weight-complex="normal"/>
    </style:style>
    <style:style style:name="ce8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  <style:map style:condition="cell-content()=&quot;Fehler aufgetreten&quot;" style:apply-style-name="Unbenannt4" style:base-cell-address="Sheet1.F4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89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87"/>
      <style:map style:condition="cell-content()=&quot;in Arbeit&quot;" style:apply-style-name="Unbenannt2" style:base-cell-address="Sheet1.F87"/>
      <style:map style:condition="cell-content()=&quot;nicht begonnen&quot;" style:apply-style-name="Unbenannt3" style:base-cell-address="Sheet1.F87"/>
      <style:map style:condition="cell-content()=&quot;existiert&quot;" style:apply-style-name="Unbenannt1" style:base-cell-address="Sheet1.F87"/>
    </style:style>
    <style:style style:name="ce9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99"/>
      <style:map style:condition="cell-content()=&quot;in Arbeit&quot;" style:apply-style-name="Unbenannt2" style:base-cell-address="Sheet1.F99"/>
      <style:map style:condition="cell-content()=&quot;nicht begonnen&quot;" style:apply-style-name="Unbenannt3" style:base-cell-address="Sheet1.F99"/>
      <style:map style:condition="cell-content()=&quot;existiert&quot;" style:apply-style-name="Unbenannt1" style:base-cell-address="Sheet1.F99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08"/>
      <style:map style:condition="cell-content()=&quot;in Arbeit&quot;" style:apply-style-name="Unbenannt2" style:base-cell-address="Sheet1.F108"/>
      <style:map style:condition="cell-content()=&quot;nicht begonnen&quot;" style:apply-style-name="Unbenannt3" style:base-cell-address="Sheet1.F108"/>
      <style:map style:condition="cell-content()=&quot;existiert&quot;" style:apply-style-name="Unbenannt1" style:base-cell-address="Sheet1.F108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18"/>
      <style:map style:condition="cell-content()=&quot;in Arbeit&quot;" style:apply-style-name="Unbenannt2" style:base-cell-address="Sheet1.F118"/>
      <style:map style:condition="cell-content()=&quot;nicht begonnen&quot;" style:apply-style-name="Unbenannt3" style:base-cell-address="Sheet1.F118"/>
      <style:map style:condition="cell-content()=&quot;existiert&quot;" style:apply-style-name="Unbenannt1" style:base-cell-address="Sheet1.F118"/>
    </style:style>
    <style:style style:name="ce9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28"/>
      <style:map style:condition="cell-content()=&quot;in Arbeit&quot;" style:apply-style-name="Unbenannt2" style:base-cell-address="Sheet1.F128"/>
      <style:map style:condition="cell-content()=&quot;nicht begonnen&quot;" style:apply-style-name="Unbenannt3" style:base-cell-address="Sheet1.F128"/>
      <style:map style:condition="cell-content()=&quot;existiert&quot;" style:apply-style-name="Unbenannt1" style:base-cell-address="Sheet1.F128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5"/>
      <style:map style:condition="cell-content()=&quot;in Arbeit&quot;" style:apply-style-name="Unbenannt2" style:base-cell-address="Sheet1.F145"/>
      <style:map style:condition="cell-content()=&quot;nicht begonnen&quot;" style:apply-style-name="Unbenannt3" style:base-cell-address="Sheet1.F145"/>
      <style:map style:condition="cell-content()=&quot;existiert&quot;" style:apply-style-name="Unbenannt1" style:base-cell-address="Sheet1.F145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8"/>
      <style:map style:condition="cell-content()=&quot;in Arbeit&quot;" style:apply-style-name="Unbenannt2" style:base-cell-address="Sheet1.F148"/>
      <style:map style:condition="cell-content()=&quot;nicht begonnen&quot;" style:apply-style-name="Unbenannt3" style:base-cell-address="Sheet1.F148"/>
      <style:map style:condition="cell-content()=&quot;existiert&quot;" style:apply-style-name="Unbenannt1" style:base-cell-address="Sheet1.F148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8"/>
      <style:map style:condition="cell-content()=&quot;in Arbeit&quot;" style:apply-style-name="Unbenannt2" style:base-cell-address="Sheet1.F148"/>
      <style:map style:condition="cell-content()=&quot;nicht begonnen&quot;" style:apply-style-name="Unbenannt3" style:base-cell-address="Sheet1.F148"/>
      <style:map style:condition="cell-content()=&quot;existiert&quot;" style:apply-style-name="Unbenannt1" style:base-cell-address="Sheet1.F148"/>
    </style:style>
    <style:style style:name="ce10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74"/>
      <style:map style:condition="cell-content()=&quot;in Arbeit&quot;" style:apply-style-name="Unbenannt2" style:base-cell-address="Sheet1.F174"/>
      <style:map style:condition="cell-content()=&quot;nicht begonnen&quot;" style:apply-style-name="Unbenannt3" style:base-cell-address="Sheet1.F174"/>
      <style:map style:condition="cell-content()=&quot;existiert&quot;" style:apply-style-name="Unbenannt1" style:base-cell-address="Sheet1.F174"/>
    </style:style>
    <style:style style:name="ce10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74"/>
      <style:map style:condition="cell-content()=&quot;in Arbeit&quot;" style:apply-style-name="Unbenannt2" style:base-cell-address="Sheet1.F174"/>
      <style:map style:condition="cell-content()=&quot;nicht begonnen&quot;" style:apply-style-name="Unbenannt3" style:base-cell-address="Sheet1.F174"/>
      <style:map style:condition="cell-content()=&quot;existiert&quot;" style:apply-style-name="Unbenannt1" style:base-cell-address="Sheet1.F174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176"/>
      <style:map style:condition="cell-content()=&quot;in Arbeit&quot;" style:apply-style-name="Unbenannt2" style:base-cell-address="Sheet1.F176"/>
      <style:map style:condition="cell-content()=&quot;nicht begonnen&quot;" style:apply-style-name="Unbenannt3" style:base-cell-address="Sheet1.F176"/>
      <style:map style:condition="cell-content()=&quot;existiert&quot;" style:apply-style-name="Unbenannt1" style:base-cell-address="Sheet1.F176"/>
      <style:map style:condition="cell-content()=&quot;Fehler aufgetreten&quot;" style:apply-style-name="Unbenannt4" style:base-cell-address="Sheet1.F176"/>
    </style:style>
    <style:style style:name="ce106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13"/>
      <style:map style:condition="cell-content()=&quot;in Arbeit&quot;" style:apply-style-name="Unbenannt2" style:base-cell-address="Sheet1.F213"/>
      <style:map style:condition="cell-content()=&quot;nicht begonnen&quot;" style:apply-style-name="Unbenannt3" style:base-cell-address="Sheet1.F213"/>
      <style:map style:condition="cell-content()=&quot;existiert&quot;" style:apply-style-name="Unbenannt1" style:base-cell-address="Sheet1.F213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style="normal" style:font-size-asian="10pt" style:font-style-asian="normal" style:font-size-complex="10pt" style:font-style-complex="normal"/>
    </style:style>
    <style:style style:name="ce109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3" table:default-cell-style-name="ce24"/>
        <table:table-column table:style-name="co4" table:default-cell-style-name="ce24"/>
        <table:table-column table:style-name="co5" table:default-cell-style-name="ce55"/>
        <table:table-column table:style-name="co6" table:default-cell-style-name="ce55"/>
        <table:table-column table:style-name="co7" table:default-cell-style-name="ce55"/>
        <table:table-column table:style-name="co10" table:default-cell-style-name="ce84"/>
        <table:table-column table:style-name="co11" table:default-cell-style-name="ce24"/>
        <table:table-column table:style-name="co8" table:number-columns-repeated="1015" table:default-cell-style-name="ce24"/>
        <table:table-column table:style-name="co8" table:number-columns-repeated="2" table:default-cell-style-name="Default"/>
        <table:table-row table:style-name="ro2">
          <table:table-cell table:style-name="ce1" office:value-type="string" calcext:value-type="string">
            <text:p>Projektplan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style-name="ce25" office:value-type="string" calcext:value-type="string">
            <text:p>Aufgabe</text:p>
          </table:table-cell>
          <table:table-cell table:style-name="ce25" office:value-type="string" calcext:value-type="string">
            <text:p>Bearbeiter</text:p>
          </table:table-cell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Ende</text:p>
          </table:table-cell>
          <table:table-cell table:style-name="ce85" office:value-type="string" calcext:value-type="string">
            <text:p>Status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Projektablaufplanung Gesamtprojekt</text:p>
          </table:table-cell>
          <table:table-cell table:style-name="ce56" office:value-type="string" calcext:value-type="string">
            <text:p>Alex, Gina, John</text:p>
          </table:table-cell>
          <table:table-cell table:style-name="ce70" office:value-type="date" office:date-value="2016-04-12" calcext:value-type="date">
            <text:p>04/12/16</text:p>
          </table:table-cell>
          <table:table-cell table:style-name="ce70" office:value-type="date" office:date-value="2016-11-12" calcext:value-type="date">
            <text:p>11/12/16</text:p>
          </table:table-cell>
          <table:table-cell table:style-name="ce86"/>
          <table:table-cell table:style-name="ce108" table:number-columns-repeated="1016"/>
          <table:table-cell table:number-columns-repeated="2"/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26" office:value-type="string" calcext:value-type="string">
            <text:p>Aufgabenplanung</text:p>
          </table:table-cell>
          <table:table-cell table:style-name="ce57"/>
          <table:table-cell table:style-name="ce71" office:value-type="date" office:date-value="2016-04-12" calcext:value-type="date">
            <text:p>04/12/16</text:p>
          </table:table-cell>
          <table:table-cell table:style-name="ce71" office:value-type="date" office:date-value="2016-05-22" calcext:value-type="date">
            <text:p>05/22/16</text:p>
          </table:table-cell>
          <table:table-cell table:style-name="ce87"/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5"/>
          <table:table-cell table:style-name="ce27" office:value-type="string" calcext:value-type="string">
            <text:p>User Stories erstellen</text:p>
          </table:table-cell>
          <table:table-cell table:style-name="ce58" office:value-type="string" calcext:value-type="string">
            <text:p>Alle</text:p>
          </table:table-cell>
          <table:table-cell table:style-name="ce72" office:value-type="date" office:date-value="2016-04-12" calcext:value-type="date">
            <text:p>04/12/16</text:p>
          </table:table-cell>
          <table:table-cell table:style-name="ce72" office:value-type="date" office:date-value="2016-05-06" calcext:value-type="date">
            <text:p>05/06/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7" office:value-type="string" calcext:value-type="string">
            <text:p>Projektplan erstellen</text:p>
          </table:table-cell>
          <table:table-cell table:style-name="ce58" office:value-type="string" calcext:value-type="string">
            <text:p>Alle</text:p>
          </table:table-cell>
          <table:table-cell table:style-name="ce72" office:value-type="date" office:date-value="2016-05-06" calcext:value-type="date">
            <text:p>05/06/16</text:p>
          </table:table-cell>
          <table:table-cell table:style-name="ce72" office:value-type="date" office:date-value="2016-05-22" calcext:value-type="date">
            <text:p>05/22/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26" office:value-type="string" calcext:value-type="string">
            <text:p>Modellierung der App</text:p>
          </table:table-cell>
          <table:table-cell table:style-name="ce57"/>
          <table:table-cell table:style-name="ce71" office:value-type="date" office:date-value="2016-05-22" calcext:value-type="date">
            <text:p>05/22/16</text:p>
          </table:table-cell>
          <table:table-cell table:style-name="ce71" office:value-type="date" office:date-value="2016-06-01" calcext:value-type="date">
            <text:p>06/01/16</text:p>
          </table:table-cell>
          <table:table-cell table:style-name="ce89"/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6"/>
          <table:table-cell table:style-name="ce28" office:value-type="string" calcext:value-type="string">
            <text:p>Anforderungen festlegen</text:p>
          </table:table-cell>
          <table:table-cell table:style-name="ce58" office:value-type="string" calcext:value-type="string">
            <text:p>Alex</text:p>
          </table:table-cell>
          <table:table-cell table:style-name="ce72" office:value-type="date" office:date-value="2016-05-22" calcext:value-type="date">
            <text:p>05/22/16</text:p>
          </table:table-cell>
          <table:table-cell table:style-name="ce72" office:value-type="date" office:date-value="2016-05-26" calcext:value-type="date">
            <text:p>05/26/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8" office:value-type="string" calcext:value-type="string">
            <text:p>Aufbau(/Implementierung) planen </text:p>
          </table:table-cell>
          <table:table-cell table:style-name="ce58" office:value-type="string" calcext:value-type="string">
            <text:p>Gina, John</text:p>
          </table:table-cell>
          <table:table-cell table:style-name="ce72" office:value-type="date" office:date-value="2016-05-24" calcext:value-type="date">
            <text:p>05/24/16</text:p>
          </table:table-cell>
          <table:table-cell table:style-name="ce72" office:value-type="date" office:date-value="2016-06-01" calcext:value-type="date">
            <text:p>06/01/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3</text:p>
          </table:table-cell>
          <table:table-cell table:style-name="ce26" office:value-type="string" calcext:value-type="string">
            <text:p>Recherche</text:p>
          </table:table-cell>
          <table:table-cell table:style-name="ce57"/>
          <table:table-cell table:style-name="ce71" table:number-columns-repeated="2"/>
          <table:table-cell table:style-name="ce89"/>
          <table:table-cell table:number-columns-repeated="1018"/>
        </table:table-row>
        <table:table-row table:style-name="ro5">
          <table:table-cell table:style-name="ce5"/>
          <table:table-cell table:style-name="ce29" office:value-type="string" calcext:value-type="string">
            <text:p>1. Pushing &amp; Polling</text:p>
          </table:table-cell>
          <table:table-cell table:style-name="ce59" office:value-type="string" calcext:value-type="string">
            <text:p>John</text:p>
          </table:table-cell>
          <table:table-cell table:style-name="ce73" office:value-type="date" office:date-value="2016-09-10" calcext:value-type="date">
            <text:p>09/10/16</text:p>
          </table:table-cell>
          <table:table-cell table:style-name="ce73" office:value-type="date" office:date-value="2016-09-24" calcext:value-type="date">
            <text:p>09/24/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9" office:value-type="string" calcext:value-type="string">
            <text:p>2. Audio: Erstellen und ausgeben</text:p>
          </table:table-cell>
          <table:table-cell table:style-name="ce59" office:value-type="string" calcext:value-type="string">
            <text:p>Gina</text:p>
          </table:table-cell>
          <table:table-cell table:style-name="ce73" office:value-type="date" office:date-value="2016-09-17" calcext:value-type="date">
            <text:p>09/17/16</text:p>
          </table:table-cell>
          <table:table-cell table:style-name="ce73" office:value-type="date" office:date-value="2016-10-01" calcext:value-type="date">
            <text:p>10/01/16</text:p>
          </table:table-cell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9" office:value-type="string" calcext:value-type="string">
            <text:p>3. Bild in Datanbank speicher</text:p>
          </table:table-cell>
          <table:table-cell table:style-name="ce59" office:value-type="string" calcext:value-type="string">
            <text:p>John</text:p>
          </table:table-cell>
          <table:table-cell table:style-name="ce73" office:value-type="date" office:date-value="2016-10-19" calcext:value-type="date">
            <text:p>10/19/16</text:p>
          </table:table-cell>
          <table:table-cell table:style-name="ce73" office:value-type="date" office:date-value="2016-10-26" calcext:value-type="date">
            <text:p>10/26/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9" office:value-type="string" calcext:value-type="string">
            <text:p>4. Funktion/ Auswirkung von "Zurück" – und "Home" – Button</text:p>
          </table:table-cell>
          <table:table-cell table:style-name="ce59"/>
          <table:table-cell table:style-name="ce74" office:value-type="string" calcext:value-type="string" table:number-columns-spanned="1" table:number-rows-spanned="2">
            <text:p>nach Abschluss <text:s/>allem Anderen</text:p>
          </table:table-cell>
          <table:table-cell table:style-name="ce73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6">
          <table:table-cell table:style-name="ce5"/>
          <table:table-cell table:style-name="ce29" office:value-type="string" calcext:value-type="string">
            <text:p>5. Auswirkungen bei Appabsturz</text:p>
          </table:table-cell>
          <table:table-cell table:style-name="ce59"/>
          <table:covered-table-cell table:style-name="ce73"/>
          <table:table-cell table:style-name="ce7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30" office:value-type="string" calcext:value-type="string">
            <text:p>Implementierung </text:p>
          </table:table-cell>
          <table:table-cell table:style-name="ce57"/>
          <table:table-cell table:style-name="ce71" office:value-type="date" office:date-value="2016-06-01" calcext:value-type="date">
            <text:p>06/01/16</text:p>
          </table:table-cell>
          <table:table-cell table:style-name="ce71" office:value-type="date" office:date-value="2016-10-18" calcext:value-type="date">
            <text:p>10/18/16</text:p>
          </table:table-cell>
          <table:table-cell table:style-name="ce89"/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8" office:value-type="string" calcext:value-type="string">
            <text:p>LoginRegistrationActivity</text:p>
          </table:table-cell>
          <table:table-cell table:style-name="ce31" office:value-type="string" calcext:value-type="string">
            <text:p>1. Begrüßungsbild</text:p>
          </table:table-cell>
          <table:table-cell table:style-name="ce60" office:value-type="string" calcext:value-type="string" table:number-columns-spanned="1" table:number-rows-spanned="19">
            <text:p>Alex, Gina</text:p>
          </table:table-cell>
          <table:table-cell table:style-name="ce75" office:value-type="date" office:date-value="2016-09-13" calcext:value-type="date" table:number-columns-spanned="1" table:number-rows-spanned="6">
            <text:p>09/13/16</text:p>
          </table:table-cell>
          <table:table-cell table:style-name="ce75" office:value-type="date" office:date-value="2016-09-15" calcext:value-type="date" table:number-columns-spanned="1" table:number-rows-spanned="6">
            <text:p>09/15/16</text:p>
          </table:table-cell>
          <table:table-cell table:style-name="ce90" office:value-type="string" calcext:value-type="string">
            <text:p>existiert</text:p>
          </table:table-cell>
          <table:table-cell table:style-name="ce110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2" office:value-type="string" calcext:value-type="string">
            <text:p>- Bild einfügen </text:p>
          </table:table-cell>
          <table:covered-table-cell table:style-name="ce60"/>
          <table:covered-table-cell table:number-columns-repeated="2" table:style-name="ce75"/>
          <table:table-cell table:style-name="ce90" office:value-type="string" calcext:value-type="string">
            <text:p>Abgeschlossen</text:p>
          </table:table-cell>
          <table:table-cell table:style-name="ce110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2" office:value-type="string" calcext:value-type="string">
            <text:p>- über Startbildschirm</text:p>
          </table:table-cell>
          <table:covered-table-cell table:style-name="ce61"/>
          <table:covered-table-cell table:number-columns-repeated="2" table:style-name="ce76"/>
          <table:table-cell table:style-name="ce91" office:value-type="string" calcext:value-type="string">
            <text:p>Abgeschlossen</text:p>
          </table:table-cell>
          <table:table-cell table:style-name="ce110" table:number-columns-repeated="1016"/>
          <table:table-cell table:number-columns-repeated="2"/>
        </table:table-row>
        <table:table-row table:style-name="ro7">
          <table:table-cell table:style-name="ce8"/>
          <table:table-cell table:style-name="ce32" office:value-type="string" calcext:value-type="string">
            <text:p>- durch Klick -&gt; Erscheinung Startbildschrim</text:p>
          </table:table-cell>
          <table:covered-table-cell table:style-name="ce61"/>
          <table:covered-table-cell table:number-columns-repeated="2" table:style-name="ce76"/>
          <table:table-cell table:style-name="ce91" office:value-type="string" calcext:value-type="string">
            <text:p>Abgeschlossen</text:p>
          </table:table-cell>
          <table:table-cell table:style-name="ce110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1" office:value-type="string" calcext:value-type="string">
            <text:p>2. Startbildschirm <text:s text:c="4"/></text:p>
          </table:table-cell>
          <table:covered-table-cell table:style-name="ce62"/>
          <table:covered-table-cell table:number-columns-repeated="2" table:style-name="ce77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2" office:value-type="string" calcext:value-type="string">
            <text:p>- Auswahl zwischen Login und Registrierung (Buttons)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1" office:value-type="string" calcext:value-type="string">
            <text:p>3. Login</text:p>
          </table:table-cell>
          <table:covered-table-cell table:style-name="ce62"/>
          <table:table-cell table:style-name="ce77" office:value-type="date" office:date-value="2016-09-01" calcext:value-type="date" table:number-columns-spanned="1" table:number-rows-spanned="6">
            <text:p>09/01/16</text:p>
          </table:table-cell>
          <table:table-cell table:style-name="ce77" office:value-type="date" office:date-value="2016-09-15" calcext:value-type="date" table:number-columns-spanned="1" table:number-rows-spanned="6">
            <text:p>09/15/16</text:p>
          </table: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3" office:value-type="string" calcext:value-type="string">
            <text:p>- Texteingabefelder für Daten (Benutzername, Passwort)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3" office:value-type="string" calcext:value-type="string">
            <text:p>- Login - Butt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4" office:value-type="string" calcext:value-type="string">
            <text:p>-&gt; 5. Datenbank -&gt; Aufruf databaseC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34" office:value-type="string" calcext:value-type="string">
            <text:p>-&gt; return success = 1-&gt; weiter zu Menu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4" office:value-type="string" calcext:value-type="string">
            <text:p>-&gt; return success = 0 -&gt; erneuter Einlogversuch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1" office:value-type="string" calcext:value-type="string">
            <text:p>4. Registrierung</text:p>
          </table:table-cell>
          <table:covered-table-cell table:style-name="ce62"/>
          <table:table-cell table:style-name="ce77" office:value-type="date" office:date-value="2016-09-01" calcext:value-type="date" table:number-columns-spanned="1" table:number-rows-spanned="7">
            <text:p>09/01/16</text:p>
          </table:table-cell>
          <table:table-cell table:style-name="ce77" office:value-type="date" office:date-value="2016-09-15" calcext:value-type="date" table:number-columns-spanned="1" table:number-rows-spanned="7">
            <text:p>09/15/16</text:p>
          </table: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33" office:value-type="string" calcext:value-type="string">
            <text:p>- Texteingabefelder für Daten (Anzeigename, Benutzername, Passwort, Passwort bestätigen)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3" office:value-type="string" calcext:value-type="string">
            <text:p>- Bild festlegen -&gt; Aufruf databseC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3" office:value-type="string" calcext:value-type="string">
            <text:p>- Registrierungs - Butt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4" office:value-type="string" calcext:value-type="string">
            <text:p>-&gt; 5. Datenbank -&gt; Aufruf databaseC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4" office:value-type="string" calcext:value-type="string">
            <text:p>-&gt; return success = 1 -&gt; registriert und weiter zu Menu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4" office:value-type="string" calcext:value-type="string">
            <text:p>-&gt; success = 0 -&gt; Nutzer existiert bereits -&gt; anderen Benutzernamen wähle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1" office:value-type="string" calcext:value-type="string">
            <text:p>5. "bleibender Login": Spieler muss sich nicht jedes Mal neu anmelden</text:p>
          </table:table-cell>
          <table:table-cell table:style-name="ce63" office:value-type="string" calcext:value-type="string">
            <text:p>Alex</text:p>
          </table:table-cell>
          <table:table-cell table:style-name="ce78" office:value-type="date" office:date-value="2016-11-14" calcext:value-type="date">
            <text:p>11/14/16</text:p>
          </table:table-cell>
          <table:table-cell table:style-name="ce78" office:value-type="date" office:date-value="2016-11-20" calcext:value-type="date">
            <text:p>11/20/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MenuActivity</text:p>
          </table:table-cell>
          <table:table-cell table:style-name="ce35" office:value-type="string" calcext:value-type="string">
            <text:p>1. "Spiel starten" – Button</text:p>
          </table:table-cell>
          <table:table-cell table:style-name="ce64" office:value-type="string" calcext:value-type="string" table:number-columns-spanned="1" table:number-rows-spanned="10">
            <text:p>John</text:p>
          </table:table-cell>
          <table:table-cell table:style-name="ce79" office:value-type="date" office:date-value="2016-06-01" calcext:value-type="date" table:number-columns-spanned="1" table:number-rows-spanned="6">
            <text:p>06/01/16</text:p>
          </table:table-cell>
          <table:table-cell table:style-name="ce79" office:value-type="date" office:date-value="2016-06-03" calcext:value-type="date" table:number-columns-spanned="1" table:number-rows-spanned="6">
            <text:p>06/03/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/></text:p>
          </table:table-cell>
          <table:table-cell table:style-name="ce36" office:value-type="string" calcext:value-type="string">
            <text:p>- bei Klick -&gt; Aufruf "GameSetupActivity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5" office:value-type="string" calcext:value-type="string">
            <text:p>2. "Spiel beitreten" – Button</text:p>
          </table:table-cell>
          <table:covered-table-cell table:style-name="ce64"/>
          <table:covered-table-cell table:number-columns-repeated="2" table:style-name="ce79"/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7" office:value-type="string" calcext:value-type="string">
            <text:p><text:span text:style-name="T1">- bei</text:span> <text:span text:style-name="T1">Klick -&gt; "QRScannerActivity"</text:span></text:p>
          </table:table-cell>
          <table:covered-table-cell table:style-name="ce65"/>
          <table:covered-table-cell table:number-columns-repeated="2" table:style-name="ce80"/>
          <table:table-cell table:style-name="ce88" office:value-type="string" calcext:value-type="string">
            <text:p>Abgeschlossen</text:p>
          </table:table-cell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5" office:value-type="string" calcext:value-type="string">
            <text:p>3. "Einstellungen" – Button</text:p>
          </table:table-cell>
          <table:covered-table-cell table:style-name="ce64"/>
          <table:covered-table-cell table:number-columns-repeated="2" table:style-name="ce79"/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4"/>
          <table:table-cell table:style-name="ce36" office:value-type="string" calcext:value-type="string">
            <text:p>- bei Klick -&gt; "SettingsActivity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5" office:value-type="string" calcext:value-type="string">
            <text:p>4. "Spielregeln" – Button</text:p>
          </table:table-cell>
          <table:covered-table-cell table:style-name="ce64"/>
          <table:table-cell table:style-name="ce79" office:value-type="date" office:date-value="2016-09-13" calcext:value-type="date" table:number-columns-spanned="1" table:number-rows-spanned="4">
            <text:p>09/13/16</text:p>
          </table:table-cell>
          <table:table-cell table:style-name="ce79" office:value-type="date" office:date-value="2016-09-15" calcext:value-type="date" table:number-columns-spanned="1" table:number-rows-spanned="4">
            <text:p>09/15/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6" office:value-type="string" calcext:value-type="string">
            <text:p>- bei Klick -&gt; "RulesActivity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6"/>
          <table:table-cell table:style-name="ce35" office:value-type="string" calcext:value-type="string">
            <text:p>5. "Logout" – Button</text:p>
          </table:table-cell>
          <table:covered-table-cell table:style-name="ce64"/>
          <table:covered-table-cell table:number-columns-repeated="2" table:style-name="ce79"/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8" office:value-type="string" calcext:value-type="string">
            <text:p>- bei Klick -&gt; "LoginRegistrationActivity" &amp; globale Variablen auf null setzen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SettingsActivity</text:p>
          </table:table-cell>
          <table:table-cell table:style-name="ce31" office:value-type="string" calcext:value-type="string">
            <text:p>1. Textfeld „Name ändern"</text:p>
          </table:table-cell>
          <table:table-cell table:style-name="ce62" office:value-type="string" calcext:value-type="string" table:number-columns-spanned="1" table:number-rows-spanned="7">
            <text:p>Alex, Gina</text:p>
          </table:table-cell>
          <table:table-cell table:style-name="ce77" office:value-type="date" office:date-value="2016-06-05" calcext:value-type="date" table:number-columns-spanned="1" table:number-rows-spanned="3">
            <text:p>06/05/16</text:p>
          </table:table-cell>
          <table:table-cell table:style-name="ce77" office:value-type="date" office:date-value="2016-06-07" calcext:value-type="date" table:number-columns-spanned="1" table:number-rows-spanned="3">
            <text:p>06/07/16</text:p>
          </table:table-cell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2. Image "Profilbild"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3. Button "Bildauswählen"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4. Account löschen</text:p>
          </table:table-cell>
          <table:covered-table-cell table:style-name="ce63"/>
          <table:table-cell table:style-name="ce77" office:value-type="date" office:date-value="2016-09-13" calcext:value-type="date" table:number-columns-spanned="1" table:number-rows-spanned="2">
            <text:p>09/13/16</text:p>
          </table:table-cell>
          <table:table-cell table:style-name="ce77" office:value-type="date" office:date-value="2016-09-15" calcext:value-type="date" table:number-columns-spanned="1" table:number-rows-spanned="2">
            <text:p>09/15/16</text:p>
          </table:table-cell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- Datenbankupdate -&gt; Aufruf databaseC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5. Button "speichern"</text:p>
          </table:table-cell>
          <table:covered-table-cell table:style-name="ce63"/>
          <table:table-cell table:style-name="ce77" office:value-type="date" office:date-value="2016-09-13" calcext:value-type="date" table:number-columns-spanned="1" table:number-rows-spanned="2">
            <text:p>09/13/16</text:p>
          </table:table-cell>
          <table:table-cell table:style-name="ce77" office:value-type="date" office:date-value="2016-09-15" calcext:value-type="date" table:number-columns-spanned="1" table:number-rows-spanned="2">
            <text:p>09/15/16</text:p>
          </table:table-cell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- Datenbankupdate -&gt; Aufruf updatePlayerInfo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RulesActivity</text:p>
          </table:table-cell>
          <table:table-cell table:style-name="ce35" office:value-type="string" calcext:value-type="string">
            <text:p>1. ScrollView "Spielregeln</text:p>
          </table:table-cell>
          <table:table-cell table:style-name="ce64" office:value-type="string" calcext:value-type="string" table:number-columns-spanned="1" table:number-rows-spanned="3">
            <text:p>Gina</text:p>
          </table:table-cell>
          <table:table-cell table:style-name="ce79" office:value-type="date" office:date-value="2016-10-28" calcext:value-type="date" table:number-columns-spanned="1" table:number-rows-spanned="3">
            <text:p>10/28/16</text:p>
          </table:table-cell>
          <table:table-cell table:style-name="ce79" office:value-type="date" office:date-value="2016-11-01" calcext:value-type="date" table:number-columns-spanned="1" table:number-rows-spanned="3">
            <text:p>11/01/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6"/>
          <table:table-cell table:style-name="ce111"/>
          <table:table-cell/>
        </table:table-row>
        <table:table-row table:style-name="ro5">
          <table:table-cell table:style-name="ce15"/>
          <table:table-cell table:style-name="ce35" office:value-type="string" calcext:value-type="string">
            <text:p>2. Button "Zurück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6"/>
          <table:table-cell table:style-name="ce111"/>
          <table:table-cell/>
        </table:table-row>
        <table:table-row table:style-name="ro5">
          <table:table-cell table:style-name="ce15"/>
          <table:table-cell table:style-name="ce38" office:value-type="string" calcext:value-type="string">
            <text:p>- Rückkehr zur "MenuActivity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6"/>
          <table:table-cell table:style-name="ce111"/>
          <table:table-cell/>
        </table:table-row>
        <table:table-row table:style-name="ro9">
          <table:table-cell table:style-name="ce17" office:value-type="string" calcext:value-type="string">
            <text:p>GameSetupActivity</text:p>
          </table:table-cell>
          <table:table-cell table:style-name="ce31" office:value-type="string" calcext:value-type="string">
            <text:p>1. Auswahlmöglchkeit für Spieleranzahl</text:p>
          </table:table-cell>
          <table:table-cell table:style-name="ce62" office:value-type="string" calcext:value-type="string" table:number-columns-spanned="1" table:number-rows-spanned="12">
            <text:p>John</text:p>
          </table:table-cell>
          <table:table-cell table:style-name="ce77" office:value-type="date" office:date-value="2016-06-10" calcext:value-type="date" table:number-columns-spanned="1" table:number-rows-spanned="2">
            <text:p>06/10/16</text:p>
          </table:table-cell>
          <table:table-cell table:style-name="ce77" office:value-type="date" office:date-value="2016-06-24" calcext:value-type="date" table:number-columns-spanned="1" table:number-rows-spanned="2">
            <text:p>06/24/16</text:p>
          </table: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0">
          <table:table-cell table:style-name="ce17"/>
          <table:table-cell table:style-name="ce32" office:value-type="string" calcext:value-type="string">
            <text:p>- automatische Berechnung der Werwolf - und Dorfbewohneranzahl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8"/>
          <table:table-cell table:style-name="ce31" office:value-type="string" calcext:value-type="string">
            <text:p>2. Auswahlmöglichkeit für Werwolfanzahl </text:p>
          </table:table-cell>
          <table:covered-table-cell table:style-name="ce62"/>
          <table:table-cell table:style-name="ce77" office:value-type="date" office:date-value="2016-06-10" calcext:value-type="date" table:number-columns-spanned="1" table:number-rows-spanned="2">
            <text:p>06/10/16</text:p>
          </table:table-cell>
          <table:table-cell table:style-name="ce77" office:value-type="date" office:date-value="2016-06-24" calcext:value-type="date" table:number-columns-spanned="1" table:number-rows-spanned="2">
            <text:p>06/24/16</text:p>
          </table: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9"/>
          <table:table-cell table:style-name="ce32" office:value-type="string" calcext:value-type="string">
            <text:p>- automatische Anpassung der Dorfbewohneranzahl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0"/>
          <table:table-cell table:style-name="ce31" office:value-type="string" calcext:value-type="string">
            <text:p>3. Auswahlmöglichkeit Sonderrollen</text:p>
          </table:table-cell>
          <table:covered-table-cell table:style-name="ce62"/>
          <table:table-cell table:style-name="ce77" office:value-type="date" office:date-value="2016-06-10" calcext:value-type="date" table:number-columns-spanned="1" table:number-rows-spanned="2">
            <text:p>06/10/16</text:p>
          </table:table-cell>
          <table:table-cell table:style-name="ce77" office:value-type="date" office:date-value="2016-06-24" calcext:value-type="date" table:number-columns-spanned="1" table:number-rows-spanned="2">
            <text:p>06/24/16</text:p>
          </table:table-cell>
          <table:table-cell table:style-name="ce90" office:value-type="string" calcext:value-type="string">
            <text:p>Abgeschlossen</text:p>
          </table:table-cell>
          <table:table-cell table:style-name="Default"/>
          <table:table-cell table:number-columns-repeated="1017"/>
        </table:table-row>
        <table:table-row table:style-name="ro9">
          <table:table-cell table:style-name="ce17"/>
          <table:table-cell table:style-name="ce32" office:value-type="string" calcext:value-type="string">
            <text:p>- automatische Anpassung der Dorfbewohneranzahl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1" office:value-type="string" calcext:value-type="string">
            <text:p>4. "Spiel starten" – Button</text:p>
          </table:table-cell>
          <table:covered-table-cell table:style-name="ce62"/>
          <table:table-cell table:style-name="ce77" office:value-type="date" office:date-value="2016-06-10" calcext:value-type="date" table:number-columns-spanned="1" table:number-rows-spanned="5">
            <text:p>06/10/16</text:p>
          </table:table-cell>
          <table:table-cell table:style-name="ce77" office:value-type="date" office:date-value="2016-06-24" calcext:value-type="date" table:number-columns-spanned="1" table:number-rows-spanned="5">
            <text:p>06/24/16</text:p>
          </table:table-cell>
          <table:table-cell table:style-name="ce90" office:value-type="string" calcext:value-type="string">
            <text:p>existiert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3" office:value-type="string" calcext:value-type="string">
            <text:p>- Mischen der Rolle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3" office:value-type="string" calcext:value-type="string">
            <text:p>- setzen globaler Variablen <text:span text:style-name="T2">(</text:span>#Spieler, Rollen<text:span text:style-name="T2">)</text:span>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1" office:value-type="string" calcext:value-type="string">
            <text:p>5. Datenbank -&gt; Aufruf createGameDB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3" office:value-type="string" calcext:value-type="string">
            <text:p>- Spielerrelevante (Spielersteller) Variablen global speicher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3" office:value-type="string" calcext:value-type="string">
            <text:p><text:s/>- weiter zu "QRGeneratorActivity"</text:p>
          </table:table-cell>
          <table:covered-table-cell table:style-name="ce63"/>
          <table:table-cell table:number-columns-repeated="2" table:style-name="ce78" office:value-type="date" office:date-value="2016-09-17" calcext:value-type="date">
            <text:p>09/17/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QRGeneratorActivity</text:p>
          </table:table-cell>
          <table:table-cell table:style-name="ce35" office:value-type="string" calcext:value-type="string">
            <text:p>1. gameID abrufen (global)</text:p>
          </table:table-cell>
          <table:table-cell table:style-name="ce66" office:value-type="string" calcext:value-type="string" table:number-columns-spanned="1" table:number-rows-spanned="4">
            <text:p>Gina</text:p>
          </table:table-cell>
          <table:table-cell table:style-name="ce74" office:value-type="date" office:date-value="2016-09-12" calcext:value-type="date" table:number-columns-spanned="1" table:number-rows-spanned="4">
            <text:p>09/12/16</text:p>
          </table:table-cell>
          <table:table-cell table:style-name="ce74" office:value-type="date" office:date-value="2016-09-17" calcext:value-type="date" table:number-columns-spanned="1" table:number-rows-spanned="4">
            <text:p>09/17/16</text:p>
          </table:table-cell>
          <table:table-cell table:style-name="ce92" office:value-type="string" calcext:value-type="string">
            <text:p>Abgeschlossen</text:p>
          </table:table-cell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5" office:value-type="string" calcext:value-type="string">
            <text:p>2. in QRCode umwandeln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5" office:value-type="string" calcext:value-type="string">
            <text:p>3. Erklärung: "Mitspieler müssen Code scannen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5" office:value-type="string" calcext:value-type="string">
            <text:p>4. wenn alle Mitspieler gescannt/ dem Spielbeigetreten sind -&gt; "GetRoleActivity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QRScannerActivity</text:p>
          </table:table-cell>
          <table:table-cell table:style-name="ce31" office:value-type="string" calcext:value-type="string">
            <text:p>1. QRCode Scanner implementieren</text:p>
          </table:table-cell>
          <table:table-cell table:style-name="ce62" office:value-type="string" calcext:value-type="string" table:number-columns-spanned="1" table:number-rows-spanned="4">
            <text:p>Gina</text:p>
          </table:table-cell>
          <table:table-cell table:style-name="ce77" office:value-type="date" office:date-value="2016-09-12" calcext:value-type="date" table:number-columns-spanned="1" table:number-rows-spanned="4">
            <text:p>09/12/16</text:p>
          </table:table-cell>
          <table:table-cell table:style-name="ce77" office:value-type="date" office:date-value="2016-09-17" calcext:value-type="date" table:number-columns-spanned="1" table:number-rows-spanned="4">
            <text:p>09/17/16</text:p>
          </table: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1" office:value-type="string" calcext:value-type="string">
            <text:p>2. 5. Datenbank -&gt;Aufruf joinGameDB 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2" office:value-type="string" calcext:value-type="string">
            <text:p>- Spielerrelevanten Variablen global speicher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1" office:value-type="string" calcext:value-type="string">
            <text:p>3. nach erfolgreichem Scannen -&gt; "GetRoleActivity"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GetRoleActivity</text:p>
          </table:table-cell>
          <table:table-cell table:style-name="ce35" office:value-type="string" calcext:value-type="string">
            <text:p>1. Rolle global abrufen</text:p>
          </table:table-cell>
          <table:table-cell table:style-name="ce66" office:value-type="string" calcext:value-type="string" table:number-columns-spanned="1" table:number-rows-spanned="5">
            <text:p>Alex</text:p>
          </table:table-cell>
          <table:table-cell table:style-name="ce74" office:value-type="date" office:date-value="2016-09-12" calcext:value-type="date" table:number-columns-spanned="1" table:number-rows-spanned="4">
            <text:p>09/12/16</text:p>
          </table:table-cell>
          <table:table-cell table:style-name="ce74" office:value-type="date" office:date-value="2016-09-17" calcext:value-type="date" table:number-columns-spanned="1" table:number-rows-spanned="4">
            <text:p>09/17/16</text:p>
          </table:table-cell>
          <table:table-cell table:style-name="ce92" office:value-type="string" calcext:value-type="string">
            <text:p>Abgeschlossen</text:p>
          </table:table-cell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5" office:value-type="string" calcext:value-type="string">
            <text:p>2. "Deine Rolle" – Button</text:p>
          </table:table-cell>
          <table:covered-table-cell table:style-name="ce59"/>
          <table:covered-table-cell table:number-columns-repeated="2" table:style-name="ce73"/>
          <table:table-cell table:style-name="ce88" office:value-type="string" calcext:value-type="string">
            <text:p>existiert</text:p>
          </table:table-cell>
          <table:table-cell table:style-name="ce110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8" office:value-type="string" calcext:value-type="string">
            <text:p>- Rollenanzeige + Rollenbeschreibung</text:p>
          </table:table-cell>
          <table:covered-table-cell table:style-name="ce59"/>
          <table:covered-table-cell table:number-columns-repeated="2" table:style-name="ce73"/>
          <table:table-cell table:style-name="ce88" office:value-type="string" calcext:value-type="string">
            <text:p>Abgeschlossen</text:p>
          </table:table-cell>
          <table:table-cell table:style-name="ce110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5" office:value-type="string" calcext:value-type="string">
            <text:p>3. "Bereit" – Button</text:p>
          </table:table-cell>
          <table:covered-table-cell table:style-name="ce65"/>
          <table:covered-table-cell table:number-columns-repeated="2" table:style-name="ce73"/>
          <table:table-cell table:style-name="ce88" office:value-type="string" calcext:value-type="string">
            <text:p>existiert</text:p>
          </table:table-cell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8" office:value-type="string" calcext:value-type="string">
            <text:p>- wenn alle "Bereit" - Button betätigt haben -&gt; "CloseEyesActivity"</text:p>
          </table:table-cell>
          <table:covered-table-cell table:style-name="ce58"/>
          <table:table-cell table:style-name="ce73" office:value-type="date" office:date-value="2016-09-20" calcext:value-type="date">
            <text:p>09/20/16</text:p>
          </table:table-cell>
          <table:table-cell table:style-name="ce73" office:value-type="date" office:date-value="2016-09-25" calcext:value-type="date">
            <text:p>09/25/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GameActivity</text:p>
          </table:table-cell>
          <table:table-cell table:style-name="ce31" office:value-type="string" calcext:value-type="string">
            <text:p>1. createObjects():</text:p>
          </table:table-cell>
          <table:table-cell table:style-name="ce60" office:value-type="string" calcext:value-type="string" table:number-columns-spanned="1" table:number-rows-spanned="4">
            <text:p>John</text:p>
          </table:table-cell>
          <table:table-cell table:style-name="ce75" office:value-type="date" office:date-value="2016-06-24" calcext:value-type="date" table:number-columns-spanned="1" table:number-rows-spanned="4">
            <text:p>06/24/16</text:p>
          </table:table-cell>
          <table:table-cell table:style-name="ce75" office:value-type="date" office:date-value="2016-06-30" calcext:value-type="date" table:number-columns-spanned="1" table:number-rows-spanned="4">
            <text:p>06/30/16</text:p>
          </table:table-cell>
          <table:table-cell table:style-name="ce88" office:value-type="string" calcext:value-type="string">
            <text:p>Abgeschlossen</text:p>
          </table:table-cell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2" office:value-type="string" calcext:value-type="string">
            <text:p>- erstellt entsprechend der Spieleranzahl Spielerbuttons auf Screens</text:p>
          </table:table-cell>
          <table:covered-table-cell table:style-name="ce67"/>
          <table:covered-table-cell table:number-columns-repeated="2" table:style-name="ce76"/>
          <table:table-cell table:style-name="ce88" office:value-type="string" calcext:value-type="string">
            <text:p>Abgeschlossen</text:p>
          </table:table-cell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1" office:value-type="string" calcext:value-type="string">
            <text:p>2. playerSelected():</text:p>
          </table:table-cell>
          <table:covered-table-cell table:style-name="ce67"/>
          <table:covered-table-cell table:number-columns-repeated="2" table:style-name="ce76"/>
          <table:table-cell table:style-name="ce88" office:value-type="string" calcext:value-type="string">
            <text:p>Abgeschlossen</text:p>
          </table:table-cell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2" office:value-type="string" calcext:value-type="string">
            <text:p>- Zur visuellen Anzeige des aktuell ausgewählten Spiers</text:p>
          </table:table-cell>
          <table:covered-table-cell table:style-name="ce67"/>
          <table:covered-table-cell table:number-columns-repeated="2" table:style-name="ce76"/>
          <table:table-cell table:style-name="ce88" office:value-type="string" calcext:value-type="string">
            <text:p>Abgeschlossen</text:p>
          </table:table-cell>
          <table:table-cell table:style-name="ce109" table:number-columns-repeated="1016"/>
          <table:table-cell table:number-columns-repeated="2"/>
        </table:table-row>
        <table:table-row table:style-name="ro3">
          <table:table-cell table:style-name="ce12" office:value-type="string" calcext:value-type="string">
            <text:p>DiebActivity</text:p>
          </table:table-cell>
          <table:table-cell table:style-name="ce35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6" office:value-type="string" calcext:value-type="string">
            <text:p>Alex</text:p>
          </table:table-cell>
          <table:table-cell table:style-name="ce73" office:value-type="string" calcext:value-type="string">
            <text:p>15.9.16.</text:p>
          </table:table-cell>
          <table:table-cell table:style-name="ce73" office:value-type="date" office:date-value="2016-09-22" calcext:value-type="date">
            <text:p>09/22/16</text:p>
          </table:table-cell>
          <table:table-cell table:style-name="ce93" office:value-type="string" calcext:value-type="string">
            <text:p>Abgeschlossen</text:p>
          </table:table-cell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20"/>
          <table:table-cell table:style-name="ce35" office:value-type="string" calcext:value-type="string">
            <text:p>2. Audio: "Dieb erwacht</text:p>
          </table:table-cell>
          <table:table-cell table:style-name="ce66" table:formula="of:=[.C13]" office:value-type="string" office:string-value="Gina" calcext:value-type="string">
            <text:p>Gina</text:p>
          </table:table-cell>
          <table:table-cell table:style-name="ce73" office:value-type="date" office:date-value="2016-10-04" calcext:value-type="date">
            <text:p>10/04/16</text:p>
          </table:table-cell>
          <table:table-cell table:style-name="ce73" office:value-type="date" office:date-value="2016-10-18" calcext:value-type="date">
            <text:p>10/18/16</text:p>
          </table:table-cell>
          <table:table-cell table:style-name="ce91" office:value-type="string" calcext:value-type="string">
            <text:p>Abgeschlossen</text:p>
          </table:table-cell>
          <table:table-cell table:style-name="ce109" table:number-columns-repeated="1016"/>
          <table:table-cell table:number-columns-repeated="2"/>
        </table:table-row>
        <table:table-row table:style-name="ro5">
          <table:table-cell table:style-name="ce15"/>
          <table:table-cell table:style-name="ce39" office:value-type="string" calcext:value-type="string">
            <text:p>3. 5 Buttons</text:p>
          </table:table-cell>
          <table:table-cell table:style-name="ce64" office:value-type="string" calcext:value-type="string" table:number-columns-spanned="1" table:number-rows-spanned="10">
            <text:p>Alex</text:p>
          </table:table-cell>
          <table:table-cell table:style-name="ce79" office:value-type="date" office:date-value="2016-07-25" calcext:value-type="date" table:number-columns-spanned="1" table:number-rows-spanned="6">
            <text:p>07/25/16</text:p>
          </table:table-cell>
          <table:table-cell table:style-name="ce79" office:value-type="date" office:date-value="2016-07-31" calcext:value-type="date" table:number-columns-spanned="1" table:number-rows-spanned="6">
            <text:p>07/31/16</text:p>
          </table:table-cell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40" office:value-type="string" calcext:value-type="string">
            <text:p>- 2 Imagebuttons <text:span text:style-name="T2">(</text:span>mögliche Rollenauswahl - aus DB -&gt; Aufruf databaseCon<text:span text:style-name="T2">)</text:span></text:p>
          </table:table-cell>
          <table:covered-table-cell table:style-name="ce58"/>
          <table:covered-table-cell table:number-columns-repeated="2" table:style-name="ce72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1 Textbutton <text:span text:style-name="T2">(</text:span>Dorfbewohner bleiben<text:span text:style-name="T2">)</text:span>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2 Rolleninfos (Rollenerklärung der Auswahlmöglichkeiten)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Textfeld mit Aufforderung zur Rollenänderung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Infobutton mit PopUp "Was soll getan werden"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39" office:value-type="string" calcext:value-type="string">
            <text:p>6. nach Klick auf Wahl – PopUp "Sicher?" -&gt;nach "JA" -&gt;weiter mit nächster Phase -&gt;Auruf setNextPhase</text:p>
          </table:table-cell>
          <table:covered-table-cell table:style-name="ce58"/>
          <table:table-cell table:style-name="ce79" office:value-type="date" office:date-value="2016-09-15" calcext:value-type="date">
            <text:p>09/15/16</text:p>
          </table:table-cell>
          <table:table-cell table:style-name="ce79" office:value-type="date" office:date-value="2016-09-22" calcext:value-type="date">
            <text:p>09/22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&gt; wenn Werwolf zur Wahl steht, muss sich Dieb dafür entscheiden</text:p>
          </table:table-cell>
          <table:covered-table-cell table:style-name="ce58"/>
          <table:table-cell table:style-name="ce79" office:value-type="date" office:date-value="2016-11-08" calcext:value-type="date">
            <text:p>11/08/16</text:p>
          </table:table-cell>
          <table:table-cell table:style-name="ce79" office:value-type="date" office:date-value="2016-11-14" calcext:value-type="date">
            <text:p>11/14/16</text:p>
          </table:table-cell>
          <table:table-cell table:style-name="ce94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7. Datenbank update -&gt;Aufruf DiebDB</text:p>
          </table:table-cell>
          <table:covered-table-cell table:style-name="ce58"/>
          <table:table-cell table:style-name="ce79" office:value-type="date" office:date-value="2016-09-15" calcext:value-type="date" table:number-columns-spanned="1" table:number-rows-spanned="2">
            <text:p>09/15/16</text:p>
          </table:table-cell>
          <table:table-cell table:style-name="ce79" office:value-type="date" office:date-value="2016-09-22" calcext:value-type="date" table:number-columns-spanned="1" table:number-rows-spanned="2">
            <text:p>09/22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39" office:value-type="string" calcext:value-type="string">
            <text:p>8. wenn aktuelle Phase nicht Rolle entspricht -&gt; warten auf nächste Phase/ kontinuierlicher Abruf der datenbank -&gt; Aufruf getCurrentPhase</text:p>
          </table:table-cell>
          <table:covered-table-cell table:number-columns-repeated="2" table:style-name="ce58"/>
          <table:covered-table-cell table:style-name="ce72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AmorActivity</text:p>
          </table:table-cell>
          <table:table-cell table:style-name="ce42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2" office:value-type="string" calcext:value-type="string">
            <text:p>Gina</text:p>
          </table:table-cell>
          <table:table-cell table:style-name="ce78" office:value-type="date" office:date-value="2016-09-15" calcext:value-type="date">
            <text:p>09/15/16</text:p>
          </table:table-cell>
          <table:table-cell table:style-name="ce78" office:value-type="date" office:date-value="2016-09-22" calcext:value-type="date">
            <text:p>09/22/16</text:p>
          </table:table-cell>
          <table:table-cell table:style-name="ce95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2" office:value-type="string" calcext:value-type="string">
            <text:p>2. Audio: "Amor erwacht"</text:p>
          </table:table-cell>
          <table:table-cell table:style-name="ce62" table:formula="of:=[.C13]" office:value-type="string" office:string-value="Gina" calcext:value-type="string">
            <text:p>Gina</text:p>
          </table:table-cell>
          <table:table-cell table:style-name="ce78" office:value-type="date" office:date-value="2016-10-04" calcext:value-type="date">
            <text:p>10/04/16</text:p>
          </table:table-cell>
          <table:table-cell table:style-name="ce78" office:value-type="date" office:date-value="2016-10-18" calcext:value-type="date">
            <text:p>10/18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3. Spielerreihen</text:p>
          </table:table-cell>
          <table:table-cell table:style-name="ce62" office:value-type="string" calcext:value-type="string" table:number-columns-spanned="1" table:number-rows-spanned="5">
            <text:p>Gina</text:p>
          </table:table-cell>
          <table:table-cell table:style-name="ce77" office:value-type="date" office:date-value="2016-08-29" calcext:value-type="date" table:number-columns-spanned="1" table:number-rows-spanned="5">
            <text:p>08/29/16</text:p>
          </table:table-cell>
          <table:table-cell table:style-name="ce77" office:value-type="date" office:date-value="2016-09-04" calcext:value-type="date" table:number-columns-spanned="1" table:number-rows-spanned="5">
            <text:p>09/04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4. Aufforderung Liebespaar wählen</text:p>
          </table:table-cell>
          <table:covered-table-cell table:number-columns-repeated="3" table:style-name="ce63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5. "Bestätigungsbutton"</text:p>
          </table:table-cell>
          <table:covered-table-cell table:number-columns-repeated="3" table:style-name="ce63"/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- bei Klick -&gt; PopUpInfo "x und y haben sich verliebt"</text:p>
          </table:table-cell>
          <table:covered-table-cell table:number-columns-repeated="3" table:style-name="ce63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- Datenbank updaten -&gt; Aufruf AmorDB</text:p>
          </table:table-cell>
          <table:covered-table-cell table:number-columns-repeated="3" table:style-name="ce63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43" office:value-type="string" calcext:value-type="string">
            <text:p>- nach x Zeit - Audio "Amor schläft wieder ein" -&gt; weiter mit nächster Phase -&gt; Aufruf setNextPhase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78" office:value-type="date" office:date-value="2016-10-04" calcext:value-type="date">
            <text:p>10/04/16</text:p>
          </table:table-cell>
          <table:table-cell table:style-name="ce78" office:value-type="date" office:date-value="2016-10-18" calcext:value-type="date">
            <text:p>10/18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2" office:value-type="string" calcext:value-type="string">
            <text:p>6. wenn aktuelle Phase nicht Rolle entspricht -&gt; warten auf nächste Phase/ kontinuierlicher Abruf der datenbank -&gt; Aufruf getCurrentPhase</text:p>
          </table:table-cell>
          <table:table-cell table:style-name="ce63" office:value-type="string" calcext:value-type="string">
            <text:p>Gina</text:p>
          </table:table-cell>
          <table:table-cell table:style-name="ce78" office:value-type="string" calcext:value-type="string">
            <text:p>15.9.16.</text:p>
          </table:table-cell>
          <table:table-cell table:style-name="ce78" office:value-type="date" office:date-value="2016-09-22" calcext:value-type="date">
            <text:p>09/22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WerwolfActivity</text:p>
          </table:table-cell>
          <table:table-cell table:style-name="ce39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4" office:value-type="string" calcext:value-type="string">
            <text:p>John</text:p>
          </table:table-cell>
          <table:table-cell table:style-name="ce79" office:value-type="date" office:date-value="2016-09-12" calcext:value-type="date">
            <text:p>09/12/16</text:p>
          </table:table-cell>
          <table:table-cell table:style-name="ce79" office:value-type="date" office:date-value="2016-09-26" calcext:value-type="date">
            <text:p>09/26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Audio: "Werwölfe erwachen"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72" office:value-type="date" office:date-value="2016-10-04" calcext:value-type="date">
            <text:p>10/04/16</text:p>
          </table:table-cell>
          <table:table-cell table:style-name="ce72" office:value-type="date" office:date-value="2016-10-18" calcext:value-type="date">
            <text:p>10/18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Spielerreihen</text:p>
          </table:table-cell>
          <table:table-cell table:style-name="ce64" office:value-type="string" calcext:value-type="string" table:number-columns-spanned="1" table:number-rows-spanned="5">
            <text:p>John</text:p>
          </table:table-cell>
          <table:table-cell table:style-name="ce79" office:value-type="date" office:date-value="2016-09-12" calcext:value-type="date" table:number-columns-spanned="1" table:number-rows-spanned="5">
            <text:p>09/12/16</text:p>
          </table:table-cell>
          <table:table-cell table:style-name="ce79" office:value-type="date" office:date-value="2016-09-26" calcext:value-type="date" table:number-columns-spanned="1" table:number-rows-spanned="5">
            <text:p>09/26/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Aufforderung zu töten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"Bestätigungsbutton"</text:p>
          </table:table-cell>
          <table:covered-table-cell table:number-columns-repeated="3" table:style-name="ce58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- bei Klick -&gt; wenn alle bestätigt haben - aktuell ausgewähltes Opfer als "Opfer der Werwölfe" festsetzen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Datenbank update -&gt; Aufruf WerwolfDB</text:p>
          </table:table-cell>
          <table:covered-table-cell table:number-columns-repeated="3" table:style-name="ce64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Audio: "Werwölfe schlafen wieder ein"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79" office:value-type="date" office:date-value="2016-10-04" calcext:value-type="date">
            <text:p>10/04/16</text:p>
          </table:table-cell>
          <table:table-cell table:style-name="ce79" office:value-type="date" office:date-value="2016-10-18" calcext:value-type="date">
            <text:p>10/18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- nächste Phase einleiten -&gt; Aufruf setNextPhase</text:p>
          </table:table-cell>
          <table:table-cell table:style-name="ce64" office:value-type="string" calcext:value-type="string" table:number-columns-spanned="1" table:number-rows-spanned="2">
            <text:p>John</text:p>
          </table:table-cell>
          <table:table-cell table:style-name="ce72" office:value-type="date" office:date-value="2016-09-12" calcext:value-type="date">
            <text:p>09/12/16</text:p>
          </table:table-cell>
          <table:table-cell table:style-name="ce72" office:value-type="date" office:date-value="2016-09-26" calcext:value-type="date">
            <text:p>09/26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39" office:value-type="string" calcext:value-type="string">
            <text:p>7. wenn aktuelle Phase nicht Rolle entspricht -&gt; warten auf nächste Phase/ kontinuierlicher Abruf der datenbank -&gt; Aufruf getCurrentPhase</text:p>
          </table:table-cell>
          <table:covered-table-cell table:style-name="ce58"/>
          <table:table-cell table:style-name="ce58" office:value-type="string" calcext:value-type="string">
            <text:p>15.9.16.</text:p>
          </table:table-cell>
          <table:table-cell table:style-name="ce72" office:value-type="date" office:date-value="2016-09-22" calcext:value-type="date">
            <text:p>09/22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SeherinActivity</text:p>
          </table:table-cell>
          <table:table-cell table:style-name="ce42" office:value-type="string" calcext:value-type="string">
            <text:p>1. aktuelle Phase abrufen -&gt; Aufruf getCurrentPhase -&gt; überprüfen, ob Phase eigenen Rolle entspricht</text:p>
          </table:table-cell>
          <table:table-cell table:style-name="ce62" office:value-type="string" calcext:value-type="string">
            <text:p>Alex</text:p>
          </table:table-cell>
          <table:table-cell table:style-name="ce78" office:value-type="date" office:date-value="2016-09-15" calcext:value-type="date">
            <text:p>09/15/16</text:p>
          </table:table-cell>
          <table:table-cell table:style-name="ce78" office:value-type="date" office:date-value="2016-09-22" calcext:value-type="date">
            <text:p>09/22/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2" office:value-type="string" calcext:value-type="string">
            <text:p>2. Audio: "Seherin erwacht"</text:p>
          </table:table-cell>
          <table:table-cell table:style-name="ce62" table:formula="of:=[.C13]" office:value-type="string" office:string-value="Gina" calcext:value-type="string">
            <text:p>Gina</text:p>
          </table:table-cell>
          <table:table-cell table:style-name="ce78" office:value-type="date" office:date-value="2016-10-04" calcext:value-type="date">
            <text:p>10/04/16</text:p>
          </table:table-cell>
          <table:table-cell table:style-name="ce78" office:value-type="date" office:date-value="2016-10-18" calcext:value-type="date">
            <text:p>10/18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3. Textfeld Aufforderung "Wessen Identität möchtest du erfahren"</text:p>
          </table:table-cell>
          <table:table-cell table:style-name="ce62" office:value-type="string" calcext:value-type="string" table:number-columns-spanned="1" table:number-rows-spanned="6">
            <text:p>Alex</text:p>
          </table:table-cell>
          <table:table-cell table:style-name="ce77" office:value-type="date" office:date-value="2016-08-29" calcext:value-type="date" table:number-columns-spanned="1" table:number-rows-spanned="5">
            <text:p>08/29/16</text:p>
          </table:table-cell>
          <table:table-cell table:style-name="ce77" office:value-type="date" office:date-value="2016-09-04" calcext:value-type="date" table:number-columns-spanned="1" table:number-rows-spanned="5">
            <text:p>09/04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4. Spielerreihen</text:p>
          </table:table-cell>
          <table:covered-table-cell table:number-columns-repeated="3" table:style-name="ce63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5. <text:s/>PopUp "Was soll getan werden"</text:p>
          </table:table-cell>
          <table:covered-table-cell table:number-columns-repeated="3" table:style-name="ce63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6. PopUp mit Gesinnung des ausgewählten Spielers</text:p>
          </table:table-cell>
          <table:covered-table-cell table:number-columns-repeated="3" table:style-name="ce63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2" office:value-type="string" calcext:value-type="string">
            <text:p>- Erhalt durch Datenbankabfrage -&gt; Aufruf databaseCon</text:p>
          </table:table-cell>
          <table:covered-table-cell table:number-columns-repeated="3" table:style-name="ce63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- mit Klick auf OK -&gt; <text:s/>nächste Phase einleiten -&gt; Aufruf setNextPhase</text:p>
          </table:table-cell>
          <table:covered-table-cell table:style-name="ce63"/>
          <table:table-cell table:style-name="ce78" office:value-type="date" office:date-value="2016-09-15" calcext:value-type="date">
            <text:p>09/15/16</text:p>
          </table:table-cell>
          <table:table-cell table:style-name="ce78" office:value-type="date" office:date-value="2016-09-22" calcext:value-type="date">
            <text:p>09/22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3" office:value-type="string" calcext:value-type="string">
            <text:p>-&gt; Audio: "Seherin schläft wieder ein" 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78" office:value-type="date" office:date-value="2016-10-04" calcext:value-type="date">
            <text:p>10/04/16</text:p>
          </table:table-cell>
          <table:table-cell table:style-name="ce78" office:value-type="date" office:date-value="2016-10-18" calcext:value-type="date">
            <text:p>10/18/16</text:p>
          </table:table-cell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2" office:value-type="string" calcext:value-type="string">
            <text:p>7. wenn aktuelle Phase nicht Rolle entspricht -&gt; warten auf nächste Phase/ kontinuierlicher Abruf der datenbank -&gt; Aufruf getCurrentPhase</text:p>
          </table:table-cell>
          <table:table-cell table:style-name="ce63" office:value-type="string" calcext:value-type="string">
            <text:p>Alex</text:p>
          </table:table-cell>
          <table:table-cell table:style-name="ce78" office:value-type="string" calcext:value-type="string">
            <text:p>15.9.16.</text:p>
          </table:table-cell>
          <table:table-cell table:style-name="ce78" office:value-type="date" office:date-value="2016-09-22" calcext:value-type="date">
            <text:p>09/22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HexeActivity</text:p>
          </table:table-cell>
          <table:table-cell table:style-name="ce39" office:value-type="string" calcext:value-type="string">
            <text:p>1. aktuelle Phase abrufen -&gt; Aufruf getCurrentPhase -&gt; überprüfen, ob Phase eigenen Rolle entspricht</text:p>
          </table:table-cell>
          <table:table-cell table:style-name="ce64" office:value-type="string" calcext:value-type="string">
            <text:p>Gina</text:p>
          </table:table-cell>
          <table:table-cell table:style-name="ce72" office:value-type="date" office:date-value="2016-09-15" calcext:value-type="date">
            <text:p>09/15/16</text:p>
          </table:table-cell>
          <table:table-cell table:style-name="ce72" office:value-type="date" office:date-value="2016-09-22" calcext:value-type="date">
            <text:p>09/22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Audio:"Hexe erwacht"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72" office:value-type="date" office:date-value="2016-10-04" calcext:value-type="date">
            <text:p>10/04/16</text:p>
          </table:table-cell>
          <table:table-cell table:style-name="ce72" office:value-type="date" office:date-value="2016-10-18" calcext:value-type="date">
            <text:p>10/18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Spielerreihen</text:p>
          </table:table-cell>
          <table:table-cell table:style-name="ce64" office:value-type="string" calcext:value-type="string" table:number-columns-spanned="1" table:number-rows-spanned="13">
            <text:p>Gina</text:p>
          </table:table-cell>
          <table:table-cell table:style-name="ce79" office:value-type="date" office:date-value="2016-09-05" calcext:value-type="date" table:number-columns-spanned="1" table:number-rows-spanned="12">
            <text:p>09/05/16</text:p>
          </table:table-cell>
          <table:table-cell table:style-name="ce79" office:value-type="date" office:date-value="2016-09-10" calcext:value-type="date" table:number-columns-spanned="1" table:number-rows-spanned="12">
            <text:p>09/10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Infobutton mit PopUp "Was soll getan werden"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2 Tränkebuttons</text:p>
          </table:table-cell>
          <table:covered-table-cell table:number-columns-repeated="3" table:style-name="ce58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Datenbankabfrage: Tränke verfügbar? -&gt; Aufruf databseCon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welche nur enable, wenn entsprechende Trank noch verfügbar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6. Textfeld mit änderbarem Inhalt:</text:p>
          </table:table-cell>
          <table:covered-table-cell table:number-columns-repeated="3" table:style-name="ce58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Opfer der Werwölfe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bei Klick auf "Heiltrank" - Button -&gt; "Du hast x gerettet"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bei Klick auf "Gifttrank" - Button -&gt; "Wähle dein Opfer"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nach Opferwahl: "Du hast x vergiftet"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7. "Fertig" – Button</text:p>
          </table:table-cell>
          <table:covered-table-cell table:number-columns-repeated="3" table:style-name="ce58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Datenbankupdate -&gt; Aufruf HexeDB</text:p>
          </table:table-cell>
          <table:covered-table-cell table:number-columns-repeated="3" table:style-name="ce5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Einleitung der nächsten Phase -&gt; Aufruf setNextPhase</text:p>
          </table:table-cell>
          <table:covered-table-cell table:style-name="ce58"/>
          <table:table-cell table:style-name="ce58" office:value-type="string" calcext:value-type="string">
            <text:p>15.9.16.</text:p>
          </table:table-cell>
          <table:table-cell table:style-name="ce72" office:value-type="date" office:date-value="2016-09-22" calcext:value-type="date">
            <text:p>09/22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Audio "Hexe schläft wieder ein</text:p>
          </table:table-cell>
          <table:table-cell table:style-name="ce58" table:formula="of:=[.C13]" office:value-type="string" office:string-value="Gina" calcext:value-type="string">
            <text:p>Gina</text:p>
          </table:table-cell>
          <table:table-cell table:style-name="ce72" office:value-type="date" office:date-value="2016-10-04" calcext:value-type="date">
            <text:p>10/04/16</text:p>
          </table:table-cell>
          <table:table-cell table:style-name="ce72" office:value-type="date" office:date-value="2016-10-18" calcext:value-type="date">
            <text:p>10/18/16</text:p>
          </table:table-cell>
          <table:table-cell table:style-name="ce94" office:value-type="string" calcext:value-type="string">
            <text:p>in Arbei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39" office:value-type="string" calcext:value-type="string">
            <text:p>8. wenn aktuelle Phase nicht Rolle entspricht -&gt; warten auf nächste Phase/ kontinuierlicher Abruf der datenbank -&gt; Aufruf getCurrentPhase</text:p>
          </table:table-cell>
          <table:table-cell table:style-name="ce58" office:value-type="string" calcext:value-type="string">
            <text:p>Gina</text:p>
          </table:table-cell>
          <table:table-cell table:style-name="ce72" office:value-type="string" calcext:value-type="string">
            <text:p>15.9.16.</text:p>
          </table:table-cell>
          <table:table-cell table:style-name="ce72" office:value-type="date" office:date-value="2016-09-22" calcext:value-type="date">
            <text:p>09/22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showVictimActivity</text:p>
          </table:table-cell>
          <table:table-cell table:style-name="ce42" office:value-type="string" calcext:value-type="string">
            <text:p>1. Audio: "Alle erwachen"</text:p>
          </table:table-cell>
          <table:table-cell table:style-name="ce62" table:formula="of:=[.C13]" office:value-type="string" office:string-value="Gina" calcext:value-type="string">
            <text:p>Gina</text:p>
          </table:table-cell>
          <table:table-cell table:style-name="ce78" office:value-type="date" office:date-value="2016-10-04" calcext:value-type="date">
            <text:p>10/04/16</text:p>
          </table:table-cell>
          <table:table-cell table:style-name="ce78" office:value-type="date" office:date-value="2016-10-18" calcext:value-type="date">
            <text:p>10/18/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21"/>
          <table:table-cell table:style-name="ce42" office:value-type="string" calcext:value-type="string">
            <text:p>2. showVictimDB -&gt; Opfer der Nacht/ des Tages bekommen (abhängig von vorangegangener Phase)</text:p>
          </table:table-cell>
          <table:table-cell table:style-name="ce62" office:value-type="string" calcext:value-type="string" table:number-columns-spanned="1" table:number-rows-spanned="8">
            <text:p>Gina, Alex </text:p>
          </table:table-cell>
          <table:table-cell table:style-name="ce77" office:value-type="date" office:date-value="2016-10-19" calcext:value-type="date" table:number-columns-spanned="1" table:number-rows-spanned="7">
            <text:p>10/19/16</text:p>
          </table:table-cell>
          <table:table-cell table:style-name="ce77" office:value-type="date" office:date-value="2016-10-26" calcext:value-type="date" table:number-columns-spanned="1" table:number-rows-spanned="7">
            <text:p>10/26/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21"/>
          <table:table-cell table:style-name="ce42" office:value-type="string" calcext:value-type="string">
            <text:p>3. Opfer anzeigen und ob sie gut oder böse waren</text:p>
          </table:table-cell>
          <table:covered-table-cell table:style-name="ce62"/>
          <table:covered-table-cell table:number-columns-repeated="2" table:style-name="ce7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2" office:value-type="string" calcext:value-type="string">
            <text:p>4. nach bestimmter Zeit -&gt; DB update – Opfer alive ändern -&gt;Aufruf Kill</text:p>
          </table:table-cell>
          <table:covered-table-cell table:style-name="ce63"/>
          <table:covered-table-cell table:number-columns-repeated="2" table:style-name="ce78"/>
          <table:table-cell table:style-name="ce101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4" office:value-type="string" calcext:value-type="string">
            <text:p>-&gt; wenn Jäger gestorben -&gt; setNextPhase() - JägerPhase setzen</text:p>
          </table:table-cell>
          <table:covered-table-cell table:style-name="ce63"/>
          <table:covered-table-cell table:number-columns-repeated="2" table:style-name="ce78"/>
          <table:table-cell table:style-name="ce101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4" office:value-type="string" calcext:value-type="string">
            <text:p>-&gt; Aufruf killDB (ändert "alive" der Opfer)</text:p>
          </table:table-cell>
          <table:covered-table-cell table:style-name="ce63"/>
          <table:covered-table-cell table:number-columns-repeated="2" table:style-name="ce78"/>
          <table:table-cell table:style-name="ce10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5" office:value-type="string" calcext:value-type="string">
            <text:p>-&gt; ruft GameOverDB auf (Spiel vorbei?)</text:p>
          </table:table-cell>
          <table:covered-table-cell table:style-name="ce63"/>
          <table:covered-table-cell table:number-columns-repeated="2" table:style-name="ce78"/>
          <table:table-cell table:style-name="ce101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2" office:value-type="string" calcext:value-type="string">
            <text:p>5. Aufruf setNextPhase()</text:p>
          </table:table-cell>
          <table:covered-table-cell table:style-name="ce63"/>
          <table:covered-table-cell table:number-columns-repeated="2" table:style-name="ce78"/>
          <table:table-cell table:style-name="ce10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6. Ansicht, wenn man selbst gestorben ist</text:p>
          </table:table-cell>
          <table:covered-table-cell table:style-name="ce63"/>
          <table:table-cell table:style-name="ce78" office:value-type="date" office:date-value="2016-11-14" calcext:value-type="date">
            <text:p>11/14/16</text:p>
          </table:table-cell>
          <table:table-cell table:style-name="ce78" office:value-type="date" office:date-value="2016-11-20" calcext:value-type="date">
            <text:p>11/20/16</text:p>
          </table:table-cell>
          <table:table-cell table:style-name="ce101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TagActivity</text:p>
          </table:table-cell>
          <table:table-cell table:style-name="ce46" office:value-type="string" calcext:value-type="string">
            <text:p>1. Spielerreihen </text:p>
          </table:table-cell>
          <table:table-cell table:style-name="ce68" office:value-type="string" calcext:value-type="string" table:number-columns-spanned="1" table:number-rows-spanned="8">
            <text:p>John </text:p>
          </table:table-cell>
          <table:table-cell table:style-name="ce81" office:value-type="date" office:date-value="2016-09-21" calcext:value-type="date" table:number-columns-spanned="1" table:number-rows-spanned="6">
            <text:p>09/21/16</text:p>
          </table:table-cell>
          <table:table-cell table:style-name="ce81" office:value-type="date" office:date-value="2016-09-28" calcext:value-type="date" table:number-columns-spanned="1" table:number-rows-spanned="6">
            <text:p>09/28/16</text:p>
          </table:table-cell>
          <table:table-cell table:style-name="ce102" office:value-type="string" calcext:value-type="string">
            <text:p>Abgeschlossen</text:p>
          </table:table-cell>
          <table:table-cell table:style-name="Default" table:number-columns-repeated="1016"/>
          <table:table-cell table:number-columns-repeated="2"/>
        </table:table-row>
        <table:table-row table:style-name="ro12">
          <table:table-cell table:style-name="ce15"/>
          <table:table-cell table:style-name="ce39" office:value-type="string" calcext:value-type="string">
            <text:p>2. PopUp: Aufforderung zur Nominierung</text:p>
          </table:table-cell>
          <table:covered-table-cell table:style-name="ce64"/>
          <table:covered-table-cell table:number-columns-repeated="2" table:style-name="ce79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39" office:value-type="string" calcext:value-type="string">
            <text:p>3. wenn nominiert -&gt;Button zur Wahl unenabled machen (Wahl kann nicht geändert werden) + <text:s/>Aufruf databaseCon -&gt; vote für Spieler in DB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6" office:value-type="string" calcext:value-type="string">
            <text:p>4. warten, bis alle nominiert hab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7" office:value-type="string" calcext:value-type="string">
            <text:p>5. wenn alle nominiert haben -&gt; "Auszählen" der Stimmen + Opfer in DB setzen (Aufruf databseCon.setVictim)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6. Aufruf setNextPhase() (showVictimActivity wird aufgerufen)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7. nach Ablauf der Abstimmung</text:p>
          </table:table-cell>
          <table:covered-table-cell table:style-name="ce58"/>
          <table:table-cell table:style-name="ce79" office:value-type="date" office:date-value="2016-09-30" calcext:value-type="date" table:number-columns-spanned="1" table:number-rows-spanned="2">
            <text:p>09/30/16</text:p>
          </table:table-cell>
          <table:table-cell table:style-name="ce79" office:value-type="date" office:date-value="2016-10-03" calcext:value-type="date" table:number-columns-spanned="1" table:number-rows-spanned="2">
            <text:p>10/03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- nächste Phase einleiten (showVictim)-&gt; Aufruf setNextPhase</text:p>
          </table:table-cell>
          <table:covered-table-cell table:style-name="ce58"/>
          <table:covered-table-cell table:style-name="ce72" office:value-type="date" office:date-value="2016-09-30" calcext:value-type="date">
            <text:p>09/30/16</text:p>
          </table:covered-table-cell>
          <table:covered-table-cell table:style-name="ce72" office:value-type="date" office:date-value="2016-10-03" calcext:value-type="date">
            <text:p>10/03/16</text:p>
          </table:covered-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JaegerActivity</text:p>
          </table:table-cell>
          <table:table-cell table:style-name="ce42" office:value-type="string" calcext:value-type="string">
            <text:p>1. Anzeige oder Audio -&gt; Jäger getötet</text:p>
          </table:table-cell>
          <table:table-cell table:style-name="ce62" office:value-type="string" calcext:value-type="string" table:number-columns-spanned="1" table:number-rows-spanned="7">
            <text:p>Alex</text:p>
          </table:table-cell>
          <table:table-cell table:style-name="ce77" office:value-type="date" office:date-value="2016-10-03" calcext:value-type="date" table:number-columns-spanned="1" table:number-rows-spanned="7">
            <text:p>10/03/16</text:p>
          </table:table-cell>
          <table:table-cell table:style-name="ce77" office:value-type="date" office:date-value="2016-10-10" calcext:value-type="date" table:number-columns-spanned="1" table:number-rows-spanned="7">
            <text:p>10/10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2. aktuelle Phase abrufen -&gt; überprüfen, ob Phase eigenen Rolle entspricht</text:p>
          </table:table-cell>
          <table:covered-table-cell table:style-name="ce62"/>
          <table:covered-table-cell table:number-columns-repeated="2" table:style-name="ce77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3. Info: darf jemanden mit in den Tod reißen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4. Spielerreihen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5. Bestätigungsbutton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6. Datenbank updaten -&gt; Aufruf Kill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7. nächste Phase einleiten -&gt;Aufruf setNextPhase 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GameOverActivity</text:p>
          </table:table-cell>
          <table:table-cell table:style-name="ce39" office:value-type="string" calcext:value-type="string">
            <text:p>1. Aufruf über DB (eigene Phase) -&gt; wenn Kriterien stimmen (in GameOverDB abgefragt)</text:p>
          </table:table-cell>
          <table:table-cell table:style-name="ce64" office:value-type="string" calcext:value-type="string" table:number-columns-spanned="1" table:number-rows-spanned="5">
            <text:p>Gina</text:p>
          </table:table-cell>
          <table:table-cell table:style-name="ce79" office:value-type="date" office:date-value="2016-11-01" calcext:value-type="date" table:number-columns-spanned="1" table:number-rows-spanned="5">
            <text:p>11/01/16</text:p>
          </table:table-cell>
          <table:table-cell table:style-name="ce79" office:value-type="date" office:date-value="2016-11-14" calcext:value-type="date" table:number-columns-spanned="1" table:number-rows-spanned="5">
            <text:p>11/14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PopUp Gewinnerteam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Spielstatistik anzeigen</text:p>
          </table:table-cell>
          <table:covered-table-cell table:number-columns-repeated="3" table:style-name="ce58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"Spiel verlassen" – Button</text:p>
          </table:table-cell>
          <table:covered-table-cell table:number-columns-repeated="3" table:style-name="ce58"/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bei Klick: Datenbank update + Zurückkehren zu Menu</text:p>
          </table:table-cell>
          <table:covered-table-cell table:number-columns-repeated="3" table:style-name="ce58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7" office:value-type="string" calcext:value-type="string">
            <text:p>zusätzlich</text:p>
          </table:table-cell>
          <table:table-cell table:style-name="ce42" office:value-type="string" calcext:value-type="string">
            <text:p>1. Anzeige für Verliebte: Deutlichmachen des jeweils anderen</text:p>
          </table:table-cell>
          <table:table-cell table:style-name="ce62" office:value-type="string" calcext:value-type="string" table:number-columns-spanned="1" table:number-rows-spanned="2">
            <text:p>Gina</text:p>
          </table:table-cell>
          <table:table-cell table:style-name="ce77" office:value-type="date" office:date-value="2016-10-03" calcext:value-type="date" table:number-columns-spanned="1" table:number-rows-spanned="2">
            <text:p>10/03/16</text:p>
          </table:table-cell>
          <table:table-cell table:style-name="ce77" office:value-type="date" office:date-value="2016-10-10" calcext:value-type="date" table:number-columns-spanned="1" table:number-rows-spanned="2">
            <text:p>10/10/16</text:p>
          </table:table-cell>
          <table:table-cell table:style-name="ce103" office:value-type="string" calcext:value-type="string" table:number-columns-spanned="1" table:number-rows-spanned="2">
            <text:p>in Arbeit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3" office:value-type="string" calcext:value-type="string">
            <text:p>- wenn eigene ID eine der beiden LoverID ist -&gt; anderen angezeigt bekommen</text:p>
          </table:table-cell>
          <table:covered-table-cell table:style-name="ce63"/>
          <table:covered-table-cell table:number-columns-repeated="2" table:style-name="ce78"/>
          <table:covered-table-cell table:style-name="ce104" office:value-type="string" calcext:value-type="string">
            <text:p>nicht begonnen</text:p>
          </table:covered-table-cell>
          <table:table-cell table:number-columns-repeated="1018"/>
        </table:table-row>
        <table:table-row table:style-name="ro5">
          <table:table-cell table:style-name="ce17"/>
          <table:table-cell table:style-name="ce42" office:value-type="string" calcext:value-type="string">
            <text:p>2. PopUp.java</text:p>
          </table:table-cell>
          <table:table-cell table:style-name="ce63" office:value-type="string" calcext:value-type="string">
            <text:p>Alle</text:p>
          </table:table-cell>
          <table:table-cell table:style-name="ce82" office:value-type="date" office:date-value="2016-11-08" calcext:value-type="date">
            <text:p>11/08/16</text:p>
          </table:table-cell>
          <table:table-cell table:style-name="ce82" office:value-type="date" office:date-value="2016-11-20" calcext:value-type="date">
            <text:p>11/20/16</text:p>
          </table:table-cell>
          <table:table-cell table:style-name="ce105" office:value-type="string" calcext:value-type="string">
            <text:p>Fehler aufgetreten</text:p>
          </table:table-cell>
          <table:table-cell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tenbank</text:p>
          </table:table-cell>
          <table:table-cell table:style-name="ce69" table:number-columns-repeated="3"/>
          <table:table-cell table:style-name="ce106"/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1. Schema</text:p>
          </table:table-cell>
          <table:table-cell table:style-name="ce58" office:value-type="string" calcext:value-type="string">
            <text:p>Alle</text:p>
          </table:table-cell>
          <table:table-cell table:style-name="ce72" office:value-type="date" office:date-value="2016-06-01" calcext:value-type="date">
            <text:p>06/01/16</text:p>
          </table:table-cell>
          <table:table-cell table:style-name="ce72" office:value-type="date" office:date-value="2016-10-25" calcext:value-type="date">
            <text:p>10/25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Webserver einrichten</text:p>
          </table:table-cell>
          <table:table-cell table:style-name="ce58" office:value-type="string" calcext:value-type="string">
            <text:p>John</text:p>
          </table:table-cell>
          <table:table-cell table:style-name="ce72" office:value-type="date" office:date-value="2016-06-20" calcext:value-type="date">
            <text:p>06/20/16</text:p>
          </table:table-cell>
          <table:table-cell table:style-name="ce72" office:value-type="date" office:date-value="2016-06-25" calcext:value-type="date">
            <text:p>06/25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3. Klassen für Datenbankkommunikationen</text:p>
          </table:table-cell>
          <table:table-cell table:style-name="ce64" office:value-type="string" calcext:value-type="string">
            <text:p>Alle</text:p>
          </table:table-cell>
          <table:table-cell table:style-name="ce22" table:number-columns-repeated="2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8" office:value-type="string" calcext:value-type="string">
            <text:p>3.1. databaseCon.java</text:p>
          </table:table-cell>
          <table:table-cell table:style-name="ce64" office:value-type="string" calcext:value-type="string">
            <text:p>Alle</text:p>
          </table:table-cell>
          <table:table-cell table:style-name="ce79" office:value-type="date" office:date-value="2016-06-25" calcext:value-type="date">
            <text:p>06/25/16</text:p>
          </table:table-cell>
          <table:table-cell table:style-name="ce79" office:value-type="date" office:date-value="2016-10-11" calcext:value-type="date">
            <text:p>10/11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registration():</text:p>
          </table:table-cell>
          <table:table-cell table:style-name="ce64" office:value-type="string" calcext:value-type="string" table:number-columns-spanned="1" table:number-rows-spanned="7">
            <text:p>Alex, Gina</text:p>
          </table:table-cell>
          <table:table-cell table:style-name="ce79" office:value-type="date" office:date-value="2016-09-01" calcext:value-type="date" table:number-columns-spanned="1" table:number-rows-spanned="7">
            <text:p>09/01/16</text:p>
          </table:table-cell>
          <table:table-cell table:style-name="ce79" office:value-type="date" office:date-value="2016-09-15" calcext:value-type="date" table:number-columns-spanned="1" table:number-rows-spanned="7">
            <text:p>09/15/16</text:p>
          </table:table-cell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Abfrage, ob Benutzername bereits vergeben -&gt; success == 1 - frei; success == 0 - vergeb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wenn frei: neuen Spieler in DB einfüg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playerID abfragen und global speicher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login():</text:p>
          </table:table-cell>
          <table:covered-table-cell table:number-columns-repeated="3" table:style-name="ce58"/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Abfrage, ob Banutzername - Passwort - Kombination existiert -&gt; success == 1 - Login erfolgreich; success == 0 - Login fehlgeschlag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playerID abfragen und global speicher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setImage():</text:p>
          </table:table-cell>
          <table:table-cell table:style-name="ce64" table:formula="of:=[.C14]" office:value-type="string" office:string-value="John" calcext:value-type="string" table:number-columns-spanned="1" table:number-rows-spanned="2">
            <text:p>John</text:p>
          </table:table-cell>
          <table:table-cell table:style-name="ce79" office:value-type="date" office:date-value="2016-10-11" calcext:value-type="date" table:number-columns-spanned="1" table:number-rows-spanned="2">
            <text:p>10/11/16</text:p>
          </table:table-cell>
          <table:table-cell table:style-name="ce79" office:value-type="date" office:date-value="2016-10-18" calcext:value-type="date" table:number-columns-spanned="1" table:number-rows-spanned="2">
            <text:p>10/18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Bild in Datenbank speicher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Image():</text:p>
          </table:table-cell>
          <table:table-cell table:style-name="ce64" office:value-type="string" calcext:value-type="string" table:number-columns-spanned="1" table:number-rows-spanned="2">
            <text:p>John</text:p>
          </table:table-cell>
          <table:table-cell table:style-name="ce79" office:value-type="date" office:date-value="2016-10-11" calcext:value-type="date" table:number-columns-spanned="1" table:number-rows-spanned="2">
            <text:p>10/11/16</text:p>
          </table:table-cell>
          <table:table-cell table:style-name="ce79" office:value-type="date" office:date-value="2016-10-18" calcext:value-type="date" table:number-columns-spanned="1" table:number-rows-spanned="2">
            <text:p>10/18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Bild aus Datenbank ausles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ImageAsString():</text:p>
          </table:table-cell>
          <table:table-cell table:style-name="ce64" office:value-type="string" calcext:value-type="string" table:number-columns-spanned="1" table:number-rows-spanned="2">
            <text:p>John</text:p>
          </table:table-cell>
          <table:table-cell table:style-name="ce79" office:value-type="date" office:date-value="2016-10-11" calcext:value-type="date" table:number-columns-spanned="1" table:number-rows-spanned="2">
            <text:p>10/11/16</text:p>
          </table:table-cell>
          <table:table-cell table:style-name="ce79" office:value-type="date" office:date-value="2016-10-18" calcext:value-type="date" table:number-columns-spanned="1" table:number-rows-spanned="2">
            <text:p>10/18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um Bild in globalen Variablen zu speicher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deleteAccount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13" calcext:value-type="date" table:number-columns-spanned="1" table:number-rows-spanned="2">
            <text:p>09/13/16</text:p>
          </table:table-cell>
          <table:table-cell table:style-name="ce79" office:value-type="date" office:date-value="2016-09-15" calcext:value-type="date" table:number-columns-spanned="1" table:number-rows-spanned="2">
            <text:p>09/15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Spielereintrag aus _player Tabelle lösch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Ready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0" calcext:value-type="date" table:number-columns-spanned="1" table:number-rows-spanned="2">
            <text:p>09/20/16</text:p>
          </table:table-cell>
          <table:table-cell table:style-name="ce79" office:value-type="date" office:date-value="2016-09-25" calcext:value-type="date" table:number-columns-spanned="1" table:number-rows-spanned="2">
            <text:p>09/25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Anzahl der Spieler, die bereit sind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NumPlayers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0" calcext:value-type="date" table:number-columns-spanned="1" table:number-rows-spanned="2">
            <text:p>09/20/16</text:p>
          </table:table-cell>
          <table:table-cell table:style-name="ce79" office:value-type="date" office:date-value="2016-09-25" calcext:value-type="date" table:number-columns-spanned="1" table:number-rows-spanned="2">
            <text:p>09/25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Anzahl aller am Spiel beteiligter Spieler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PlayerIDs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6" calcext:value-type="date" table:number-columns-spanned="1" table:number-rows-spanned="2">
            <text:p>09/26/16</text:p>
          </table:table-cell>
          <table:table-cell table:style-name="ce79" office:value-type="date" office:date-value="2016-09-29" calcext:value-type="date" table:number-columns-spanned="1" table:number-rows-spanned="2">
            <text:p>09/29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51" office:value-type="string" calcext:value-type="string">
            <text:p>- Auslesen der SpielerIDs aus Datenbank -&gt; setzen der ID "toter" Spieler auf 0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PlayerNames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6" calcext:value-type="date" table:number-columns-spanned="1" table:number-rows-spanned="2">
            <text:p>09/26/16</text:p>
          </table:table-cell>
          <table:table-cell table:style-name="ce79" office:value-type="date" office:date-value="2016-09-29" calcext:value-type="date" table:number-columns-spanned="1" table:number-rows-spanned="2">
            <text:p>09/29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51" office:value-type="string" calcext:value-type="string">
            <text:p>- Auslesen der Spielernamen aus Datenbank -&gt; zur Anzeige bei Spielerreih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DiebGetRoles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6-25" calcext:value-type="date" table:number-columns-spanned="1" table:number-rows-spanned="2">
            <text:p>06/25/16</text:p>
          </table:table-cell>
          <table:table-cell table:style-name="ce64" office:value-type="string" calcext:value-type="string" table:number-columns-spanned="1" table:number-rows-spanned="2">
            <text:p>31.6.16</text:p>
          </table:table-cell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B - Abfrage nach übriggebliebenen Roll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setVictims():</text:p>
          </table:table-cell>
          <table:table-cell table:style-name="ce64" office:value-type="string" calcext:value-type="string" table:number-columns-spanned="1" table:number-rows-spanned="2">
            <text:p>John</text:p>
          </table:table-cell>
          <table:table-cell table:style-name="ce79" office:value-type="date" office:date-value="2016-09-15" calcext:value-type="date" table:number-columns-spanned="1" table:number-rows-spanned="2">
            <text:p>09/15/16</text:p>
          </table:table-cell>
          <table:table-cell table:style-name="ce79" office:value-type="date" office:date-value="2016-10-06" calcext:value-type="date" table:number-columns-spanned="1" table:number-rows-spanned="2">
            <text:p>10/06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setzen der Opfer des Tages/ der Nacht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Werwölfe():</text:p>
          </table:table-cell>
          <table:table-cell table:style-name="ce64" office:value-type="string" calcext:value-type="string" table:number-columns-spanned="1" table:number-rows-spanned="4">
            <text:p>John</text:p>
          </table:table-cell>
          <table:table-cell table:style-name="ce79" office:value-type="date" office:date-value="2016-09-15" calcext:value-type="date" table:number-columns-spanned="1" table:number-rows-spanned="4">
            <text:p>09/15/16</text:p>
          </table:table-cell>
          <table:table-cell table:style-name="ce79" office:value-type="date" office:date-value="2016-10-06" calcext:value-type="date" table:number-columns-spanned="1" table:number-rows-spanned="4">
            <text:p>10/06/16</text:p>
          </table:table-cell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B update, wenn Opfer gewählt <text:span text:style-name="T2">(</text:span>nominiert<text:span text:style-name="T2">)</text:span>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DB - Abfrage, wenn neues Opfer von jemand anderem gewählt <text:span text:style-name="T2">(</text:span>für Anzeige auf eigenem Gerät<text:span text:style-name="T2">)</text:span>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B upade, wenn alle abgestimmt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Seherin():</text:p>
          </table:table-cell>
          <table:table-cell table:style-name="ce64" office:value-type="string" calcext:value-type="string" table:number-columns-spanned="1" table:number-rows-spanned="3">
            <text:p>Alex</text:p>
          </table:table-cell>
          <table:table-cell table:style-name="ce79" office:value-type="date" office:date-value="2016-08-29" calcext:value-type="date" table:number-columns-spanned="1" table:number-rows-spanned="3">
            <text:p>08/29/16</text:p>
          </table:table-cell>
          <table:table-cell table:style-name="ce79" office:value-type="date" office:date-value="2016-09-04" calcext:value-type="date" table:number-columns-spanned="1" table:number-rows-spanned="3">
            <text:p>09/04/16</text:p>
          </table:table-cell>
          <table:table-cell table:style-name="ce107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DB - Abfrage nach Rolle des Spielers, dessen Gesinnung die Seherin erfahren möchte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return "böse", wenn Rolle == "Werwolf", sonst return "gut"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Hexe():</text:p>
          </table:table-cell>
          <table:table-cell table:style-name="ce64" office:value-type="string" calcext:value-type="string" table:number-columns-spanned="1" table:number-rows-spanned="3">
            <text:p>Gina</text:p>
          </table:table-cell>
          <table:table-cell table:style-name="ce79" office:value-type="date" office:date-value="2016-09-05" calcext:value-type="date" table:number-columns-spanned="1" table:number-rows-spanned="3">
            <text:p>09/05/16</text:p>
          </table:table-cell>
          <table:table-cell table:style-name="ce79" office:value-type="date" office:date-value="2016-09-10" calcext:value-type="date" table:number-columns-spanned="1" table:number-rows-spanned="3">
            <text:p>09/10/16</text:p>
          </table:table-cell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B - Abfrage, ob Tränke noch verwendet werden könn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B - Abfrage nach Opfer der Werwölfe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Tag():</text:p>
          </table:table-cell>
          <table:table-cell table:style-name="ce64" office:value-type="string" calcext:value-type="string" table:number-columns-spanned="1" table:number-rows-spanned="3">
            <text:p>John</text:p>
          </table:table-cell>
          <table:table-cell table:style-name="ce79" office:value-type="date" office:date-value="2016-09-13" calcext:value-type="date" table:number-columns-spanned="1" table:number-rows-spanned="3">
            <text:p>09/13/16</text:p>
          </table:table-cell>
          <table:table-cell table:style-name="ce79" office:value-type="date" office:date-value="2016-10-03" calcext:value-type="date" table:number-columns-spanned="1" table:number-rows-spanned="3">
            <text:p>10/03/16</text:p>
          </table:table-cell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case "update": für wen bereits gevotet wurde und wie viel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case "submitChoice": eigene Nominierung abgeb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Lovers():</text:p>
          </table:table-cell>
          <table:table-cell table:style-name="ce64" office:value-type="string" calcext:value-type="string" table:number-columns-spanned="1" table:number-rows-spanned="2">
            <text:p>Gina</text:p>
          </table:table-cell>
          <table:table-cell table:style-name="ce79" office:value-type="date" office:date-value="2016-10-03" calcext:value-type="date" table:number-columns-spanned="1" table:number-rows-spanned="2">
            <text:p>10/03/16</text:p>
          </table:table-cell>
          <table:table-cell table:style-name="ce79" office:value-type="date" office:date-value="2016-10-10" calcext:value-type="date" table:number-columns-spanned="1" table:number-rows-spanned="2">
            <text:p>10/10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Abfrage Lovers -&gt; Anzeige, wenn eigene PlayerID einer der beiden LoverIDs entspricht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2. createGameDB.java</text:p>
          </table:table-cell>
          <table:table-cell table:style-name="ce64" office:value-type="string" calcext:value-type="string" table:number-columns-spanned="1" table:number-rows-spanned="4">
            <text:p>John</text:p>
          </table:table-cell>
          <table:table-cell table:style-name="ce79" office:value-type="date" office:date-value="2016-06-10" calcext:value-type="date" table:number-columns-spanned="1" table:number-rows-spanned="4">
            <text:p>06/10/16</text:p>
          </table:table-cell>
          <table:table-cell table:style-name="ce79" office:value-type="date" office:date-value="2016-09-24" calcext:value-type="date" table:number-columns-spanned="1" table:number-rows-spanned="4">
            <text:p>09/24/16</text:p>
          </table:table-cell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neues Spiel erstellen (gameID festlegen)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PlayerID des Spielerstellers und erstellte gameID in player_game einfügen 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ameID abfragen und global speicher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3. joinGameDB.java</text:p>
          </table:table-cell>
          <table:table-cell table:style-name="ce64" office:value-type="string" calcext:value-type="string" table:number-columns-spanned="1" table:number-rows-spanned="3">
            <text:p>Gina</text:p>
          </table:table-cell>
          <table:table-cell table:style-name="ce79" office:value-type="date" office:date-value="2016-06-12" calcext:value-type="date" table:number-columns-spanned="1" table:number-rows-spanned="3">
            <text:p>06/12/16</text:p>
          </table:table-cell>
          <table:table-cell table:style-name="ce79" office:value-type="date" office:date-value="2016-06-17" calcext:value-type="date" table:number-columns-spanned="1" table:number-rows-spanned="3">
            <text:p>06/17/16</text:p>
          </table:table-cell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Spieler in player_game einfüg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Rolle abfrag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8" office:value-type="string" calcext:value-type="string">
            <text:p>3.4. getCurrentPhase.java</text:p>
          </table:table-cell>
          <table:table-cell table:style-name="ce64" office:value-type="string" calcext:value-type="string" table:number-columns-spanned="1" table:number-rows-spanned="3">
            <text:p>Alex</text:p>
          </table:table-cell>
          <table:table-cell table:style-name="ce79" office:value-type="date" office:date-value="2016-09-15" calcext:value-type="date" table:number-columns-spanned="1" table:number-rows-spanned="3">
            <text:p>09/15/16</text:p>
          </table:table-cell>
          <table:table-cell table:style-name="ce79" office:value-type="date" office:date-value="2016-09-22" calcext:value-type="date" table:number-columns-spanned="1" table:number-rows-spanned="3">
            <text:p>09/22/16</text:p>
          </table:table-cell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aktuelle Phase aus Databank abrufen 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entsprechende Activity aufruf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5. setNextPhase.java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83" office:value-type="date" office:date-value="2016-11-08" calcext:value-type="date" table:number-columns-spanned="1" table:number-rows-spanned="2">
            <text:p>11/08/16</text:p>
          </table:table-cell>
          <table:table-cell table:style-name="ce83" office:value-type="date" office:date-value="2016-11-20" calcext:value-type="date" table:number-columns-spanned="1" table:number-rows-spanned="2">
            <text:p>11/20/16</text:p>
          </table:table-cell>
          <table:table-cell table:style-name="ce96" office:value-type="string" calcext:value-type="string">
            <text:p>Fehler aufgetre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nächste Phase setzen: _PHASES Spalte "currentPhase" auf true setzen, welche der Phase in "nextPhase" bei der aktuellen Pahse entspricht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8" office:value-type="string" calcext:value-type="string">
            <text:p>3.6. DiebDB.java</text:p>
          </table:table-cell>
          <table:table-cell table:style-name="ce64" office:value-type="string" calcext:value-type="string" table:number-columns-spanned="1" table:number-rows-spanned="3">
            <text:p>Alex</text:p>
          </table:table-cell>
          <table:table-cell table:style-name="ce79" office:value-type="date" office:date-value="2016-09-15" calcext:value-type="date" table:number-columns-spanned="1" table:number-rows-spanned="3">
            <text:p>09/15/16</text:p>
          </table:table-cell>
          <table:table-cell table:style-name="ce79" office:value-type="date" office:date-value="2016-09-22" calcext:value-type="date" table:number-columns-spanned="1" table:number-rows-spanned="3">
            <text:p>09/22/16</text:p>
          </table:table-cell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Rolle updaten</text:p>
          </table:table-cell>
          <table:covered-table-cell table:style-name="ce23"/>
          <table:covered-table-cell table:number-columns-repeated="2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5">
          <table:table-cell table:style-name="ce15"/>
          <table:table-cell table:style-name="ce50" office:value-type="string" calcext:value-type="string">
            <text:p>- _PHASES anpassen: wenn Sonderrolle nicht gewählt wird und somit nicht mehr im Spiel ist, muss entsprechende Phase aus _PHASES gelöscht und "nextPhase" der Vorgängerphase auf die übernächste Phase umgelengt werden</text:p>
          </table:table-cell>
          <table:covered-table-cell table:style-name="ce23"/>
          <table:covered-table-cell table:number-columns-repeated="2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50" office:value-type="string" calcext:value-type="string">
            <text:p>- wenn Amor nicht gewählt wurde -&gt; LoverPhase entfernen</text:p>
          </table:table-cell>
          <table:table-cell table:style-name="ce58" office:value-type="string" calcext:value-type="string">
            <text:p>Alex</text:p>
          </table:table-cell>
          <table:table-cell table:style-name="ce72" office:value-type="date" office:date-value="2016-10-28" calcext:value-type="date">
            <text:p>10/28/16</text:p>
          </table:table-cell>
          <table:table-cell table:style-name="ce72" office:value-type="date" office:date-value="2016-11-02" calcext:value-type="date">
            <text:p>11/02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7. AmorDB.java</text:p>
          </table:table-cell>
          <table:table-cell table:style-name="ce64" office:value-type="string" calcext:value-type="string" table:number-columns-spanned="1" table:number-rows-spanned="2">
            <text:p>Gina</text:p>
          </table:table-cell>
          <table:table-cell table:style-name="ce79" office:value-type="string" calcext:value-type="string" table:number-columns-spanned="1" table:number-rows-spanned="2">
            <text:p>15.9.16.</text:p>
          </table:table-cell>
          <table:table-cell table:style-name="ce79" office:value-type="date" office:date-value="2016-09-22" calcext:value-type="date" table:number-columns-spanned="1" table:number-rows-spanned="2">
            <text:p>09/22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Lover updat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3.9. HexeDB.java</text:p>
          </table:table-cell>
          <table:table-cell table:style-name="ce64" office:value-type="string" calcext:value-type="string" table:number-columns-spanned="1" table:number-rows-spanned="3">
            <text:p>Gina</text:p>
          </table:table-cell>
          <table:table-cell table:style-name="ce79" office:value-type="string" calcext:value-type="string" table:number-columns-spanned="1" table:number-rows-spanned="3">
            <text:p>15.9.16.</text:p>
          </table:table-cell>
          <table:table-cell table:style-name="ce79" office:value-type="date" office:date-value="2016-09-22" calcext:value-type="date" table:number-columns-spanned="1" table:number-rows-spanned="3">
            <text:p>09/22/16</text:p>
          </table:table-cell>
          <table:table-cell table:style-name="ce96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Opfer heilen (wenn ausgewählt) -&gt; victimWer null setz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Opfer vergiften (wenn ausgewählt) -&gt; victimHex entsprechende playerID zuordne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0. killDB.java</text:p>
          </table:table-cell>
          <table:table-cell table:style-name="ce64" office:value-type="string" calcext:value-type="string" table:number-columns-spanned="1" table:number-rows-spanned="3">
            <text:p>Gina</text:p>
          </table:table-cell>
          <table:table-cell table:style-name="ce79" office:value-type="date" office:date-value="2016-09-13" calcext:value-type="date" table:number-columns-spanned="1" table:number-rows-spanned="3">
            <text:p>09/13/16</text:p>
          </table:table-cell>
          <table:table-cell table:style-name="ce79" office:value-type="date" office:date-value="2016-09-25" calcext:value-type="date" table:number-columns-spanned="1" table:number-rows-spanned="3">
            <text:p>09/25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Lebensstatus der Opfer ändern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Aufruf gameOverDB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1. GameOverDB.java</text:p>
          </table:table-cell>
          <table:table-cell table:style-name="ce64" office:value-type="string" calcext:value-type="string" table:number-columns-spanned="1" table:number-rows-spanned="2">
            <text:p>Gina</text:p>
          </table:table-cell>
          <table:table-cell table:style-name="ce79" office:value-type="date" office:date-value="2016-09-21" calcext:value-type="date" table:number-columns-spanned="1" table:number-rows-spanned="2">
            <text:p>09/21/16</text:p>
          </table:table-cell>
          <table:table-cell table:style-name="ce79" office:value-type="date" office:date-value="2016-11-09" calcext:value-type="date" table:number-columns-spanned="1" table:number-rows-spanned="2">
            <text:p>11/09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ermittelt, ob Spiel vorbei ist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2. JaegerDB.java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5" calcext:value-type="date" table:number-columns-spanned="1" table:number-rows-spanned="2">
            <text:p>09/25/16</text:p>
          </table:table-cell>
          <table:table-cell table:style-name="ce79" office:value-type="date" office:date-value="2016-09-30" calcext:value-type="date" table:number-columns-spanned="1" table:number-rows-spanned="2">
            <text:p>09/30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tötet Opfer des Jägers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3. NextPhaseDB.java</text:p>
          </table:table-cell>
          <table:table-cell table:style-name="ce64" office:value-type="string" calcext:value-type="string" table:number-columns-spanned="1" table:number-rows-spanned="2">
            <text:p>Gina</text:p>
          </table:table-cell>
          <table:table-cell table:style-name="ce79" office:value-type="date" office:date-value="2016-10-24" calcext:value-type="date" table:number-columns-spanned="1" table:number-rows-spanned="2">
            <text:p>10/24/16</text:p>
          </table:table-cell>
          <table:table-cell table:style-name="ce79" office:value-type="date" office:date-value="2016-10-29" calcext:value-type="date" table:number-columns-spanned="1" table:number-rows-spanned="2">
            <text:p>10/29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bekommt nächste Phase aus der DB <text:span text:style-name="T2">(</text:span>ruft sie nicht auf -&gt; für Audios<text:span text:style-name="T2">)</text:span>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4. setReadyDB.java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2" calcext:value-type="date" table:number-columns-spanned="1" table:number-rows-spanned="2">
            <text:p>09/22/16</text:p>
          </table:table-cell>
          <table:table-cell table:style-name="ce79" office:value-type="date" office:date-value="2016-09-24" calcext:value-type="date" table:number-columns-spanned="1" table:number-rows-spanned="2">
            <text:p>09/24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setzt "ready" in der DB (für LetsPlayActivity)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5. showVictimDB.java</text:p>
          </table:table-cell>
          <table:table-cell table:style-name="ce64" office:value-type="string" calcext:value-type="string" table:number-columns-spanned="1" table:number-rows-spanned="2">
            <text:p>Gina, Alex</text:p>
          </table:table-cell>
          <table:table-cell table:style-name="ce79" office:value-type="date" office:date-value="2016-09-25" calcext:value-type="date" table:number-columns-spanned="1" table:number-rows-spanned="2">
            <text:p>09/25/16</text:p>
          </table:table-cell>
          <table:table-cell table:style-name="ce79" office:value-type="date" office:date-value="2016-11-01" calcext:value-type="date" table:number-columns-spanned="1" table:number-rows-spanned="2">
            <text:p>11/01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3" office:value-type="string" calcext:value-type="string">
            <text:p>- abrufen der aktuellen Opfer aus Datenbank und ihre Gesinnung <text:span text:style-name="T2">(</text:span>inkl. möglchen Lovern<text:span text:style-name="T2">)</text:span> </text:p>
          </table:table-cell>
          <table:covered-table-cell table:number-columns-repeated="3" table:style-name="ce58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für 3. entsprechene PHP – files</text:p>
          </table:table-cell>
          <table:table-cell table:style-name="ce58" office:value-type="string" calcext:value-type="string">
            <text:p>Alle</text:p>
          </table:table-cell>
          <table:table-cell table:style-name="ce72" office:value-type="date" office:date-value="2016-09-01" calcext:value-type="date">
            <text:p>09/01/16</text:p>
          </table:table-cell>
          <table:table-cell table:style-name="ce72" office:value-type="date" office:date-value="2016-09-25" calcext:value-type="date">
            <text:p>09/25/16</text:p>
          </table:table-cell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JSON Parser</text:p>
          </table:table-cell>
          <table:table-cell table:style-name="ce58" office:value-type="string" calcext:value-type="string">
            <text:p>John</text:p>
          </table:table-cell>
          <table:table-cell table:style-name="ce72" office:value-type="date" office:date-value="2016-06-20" calcext:value-type="date">
            <text:p>06/20/16</text:p>
          </table:table-cell>
          <table:table-cell table:style-name="ce72" office:value-type="date" office:date-value="2016-06-24" calcext:value-type="date">
            <text:p>06/24/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esign</text:p>
          </table:table-cell>
          <table:table-cell table:style-name="ce69"/>
          <table:table-cell table:style-name="ce71" office:value-type="date" office:date-value="2016-10-19" calcext:value-type="date">
            <text:p>10/19/16</text:p>
          </table:table-cell>
          <table:table-cell table:style-name="ce71" office:value-type="date" office:date-value="2016-11-27" calcext:value-type="date">
            <text:p>11/27/16</text:p>
          </table:table-cell>
          <table:table-cell table:style-name="ce106"/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 Rollenkarten</text:p>
          </table:table-cell>
          <table:table-cell table:style-name="ce58" office:value-type="string" calcext:value-type="string">
            <text:p>Alex</text:p>
          </table:table-cell>
          <table:table-cell table:style-name="ce58" table:number-columns-repeated="2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Rollenbeschreibunge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Buttonicons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Layouts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Audio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Testen</text:p>
          </table:table-cell>
          <table:table-cell table:style-name="ce57"/>
          <table:table-cell table:style-name="ce71" office:value-type="date" office:date-value="2016-10-27" calcext:value-type="date">
            <text:p>10/27/16</text:p>
          </table:table-cell>
          <table:table-cell table:style-name="ce71" office:value-type="date" office:date-value="2016-11-03" calcext:value-type="date">
            <text:p>11/03/16</text:p>
          </table:table-cell>
          <table:table-cell table:style-name="ce106"/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 Bugfixing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1 korrekte Anzeige der Lover-Activity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2 Hexe: korrekter Aufruf der setVictim-Methode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3 kill-Methode soll alive änder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4 kill-Methode soll victim wieder auf null setze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5 Spielende zum richtigen Zeitpunkt aufrufe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6 Dieb: nicht benötigte Rollen lösche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7 Nur ein Gerät pro Account anmelden (Abfrage beim Login)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8 Diebwahl -&gt; Werwolf, wenn vorhande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9 Ansicht, wenn man selbst gestorben ist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10 popup: context zu Globalvariables.context änder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11 Audios austausche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12 Context überprüfen (verursacht Absturz)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Feedback verarbeite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bschlusspräsentation</text:p>
          </table:table-cell>
          <table:table-cell table:style-name="ce57" table:number-columns-repeated="3"/>
          <table:table-cell table:style-name="ce106"/>
          <table:table-cell table:number-columns-repeated="1018"/>
        </table:table-row>
        <table:table-row table:style-name="ro2">
          <table:table-cell table:style-name="ce23"/>
          <table:table-cell table:style-name="ce39" office:value-type="string" calcext:value-type="string">
            <text:p>1. Vorbereitung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Vortrag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96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/>
          <table:table-cell table:style-name="ce54"/>
          <table:table-cell table:number-columns-repeated="1022"/>
        </table:table-row>
        <table:table-row table:style-name="ro2" table:number-rows-repeated="10482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4:Sheet1.F4">
            <calcext:condition calcext:apply-style-name="Unbenannt1" calcext:value="contains-text(#NAME?[.$F4])" calcext:base-cell-address="Sheet1.F4"/>
          </calcext:conditional-format>
          <calcext:conditional-format calcext:target-range-address="Sheet1.F4:Sheet1.F5">
            <calcext:condition calcext:apply-style-name="Unbenannt1" calcext:value="=&quot;Abgeschlossen&quot;" calcext:base-cell-address="Sheet1.F4"/>
            <calcext:condition calcext:apply-style-name="Unbenannt2" calcext:value="=&quot;in Arbeit&quot;" calcext:base-cell-address="Sheet1.F4"/>
            <calcext:condition calcext:apply-style-name="Unbenannt3" calcext:value="=&quot;nicht begonnen&quot;" calcext:base-cell-address="Sheet1.F4"/>
            <calcext:condition calcext:apply-style-name="Unbenannt1" calcext:value="=&quot;existiert&quot;" calcext:base-cell-address="Sheet1.F4"/>
            <calcext:condition calcext:apply-style-name="Unbenannt4" calcext:value="=&quot;Fehler aufgetreten&quot;" calcext:base-cell-address="Sheet1.F4"/>
          </calcext:conditional-format>
          <calcext:conditional-format calcext:target-range-address="Sheet1.F87:Sheet1.F87">
            <calcext:condition calcext:apply-style-name="Unbenannt1" calcext:value="=&quot;Abgeschlossen&quot;" calcext:base-cell-address="Sheet1.F87"/>
            <calcext:condition calcext:apply-style-name="Unbenannt2" calcext:value="=&quot;in Arbeit&quot;" calcext:base-cell-address="Sheet1.F87"/>
            <calcext:condition calcext:apply-style-name="Unbenannt3" calcext:value="=&quot;nicht begonnen&quot;" calcext:base-cell-address="Sheet1.F87"/>
            <calcext:condition calcext:apply-style-name="Unbenannt1" calcext:value="=&quot;existiert&quot;" calcext:base-cell-address="Sheet1.F87"/>
          </calcext:conditional-format>
          <calcext:conditional-format calcext:target-range-address="Sheet1.F99:Sheet1.F99">
            <calcext:condition calcext:apply-style-name="Unbenannt1" calcext:value="=&quot;Abgeschlossen&quot;" calcext:base-cell-address="Sheet1.F99"/>
            <calcext:condition calcext:apply-style-name="Unbenannt2" calcext:value="=&quot;in Arbeit&quot;" calcext:base-cell-address="Sheet1.F99"/>
            <calcext:condition calcext:apply-style-name="Unbenannt3" calcext:value="=&quot;nicht begonnen&quot;" calcext:base-cell-address="Sheet1.F99"/>
            <calcext:condition calcext:apply-style-name="Unbenannt1" calcext:value="=&quot;existiert&quot;" calcext:base-cell-address="Sheet1.F99"/>
          </calcext:conditional-format>
          <calcext:conditional-format calcext:target-range-address="Sheet1.F108:Sheet1.F108">
            <calcext:condition calcext:apply-style-name="Unbenannt1" calcext:value="=&quot;Abgeschlossen&quot;" calcext:base-cell-address="Sheet1.F108"/>
            <calcext:condition calcext:apply-style-name="Unbenannt2" calcext:value="=&quot;in Arbeit&quot;" calcext:base-cell-address="Sheet1.F108"/>
            <calcext:condition calcext:apply-style-name="Unbenannt3" calcext:value="=&quot;nicht begonnen&quot;" calcext:base-cell-address="Sheet1.F108"/>
            <calcext:condition calcext:apply-style-name="Unbenannt1" calcext:value="=&quot;existiert&quot;" calcext:base-cell-address="Sheet1.F108"/>
          </calcext:conditional-format>
          <calcext:conditional-format calcext:target-range-address="Sheet1.F118:Sheet1.F118">
            <calcext:condition calcext:apply-style-name="Unbenannt1" calcext:value="=&quot;Abgeschlossen&quot;" calcext:base-cell-address="Sheet1.F118"/>
            <calcext:condition calcext:apply-style-name="Unbenannt2" calcext:value="=&quot;in Arbeit&quot;" calcext:base-cell-address="Sheet1.F118"/>
            <calcext:condition calcext:apply-style-name="Unbenannt3" calcext:value="=&quot;nicht begonnen&quot;" calcext:base-cell-address="Sheet1.F118"/>
            <calcext:condition calcext:apply-style-name="Unbenannt1" calcext:value="=&quot;existiert&quot;" calcext:base-cell-address="Sheet1.F118"/>
          </calcext:conditional-format>
          <calcext:conditional-format calcext:target-range-address="Sheet1.F128:Sheet1.F128">
            <calcext:condition calcext:apply-style-name="Unbenannt1" calcext:value="=&quot;Abgeschlossen&quot;" calcext:base-cell-address="Sheet1.F128"/>
            <calcext:condition calcext:apply-style-name="Unbenannt2" calcext:value="=&quot;in Arbeit&quot;" calcext:base-cell-address="Sheet1.F128"/>
            <calcext:condition calcext:apply-style-name="Unbenannt3" calcext:value="=&quot;nicht begonnen&quot;" calcext:base-cell-address="Sheet1.F128"/>
            <calcext:condition calcext:apply-style-name="Unbenannt1" calcext:value="=&quot;existiert&quot;" calcext:base-cell-address="Sheet1.F128"/>
          </calcext:conditional-format>
          <calcext:conditional-format calcext:target-range-address="Sheet1.F174:Sheet1.F175">
            <calcext:condition calcext:apply-style-name="Unbenannt1" calcext:value="=&quot;Abgeschlossen&quot;" calcext:base-cell-address="Sheet1.F174"/>
            <calcext:condition calcext:apply-style-name="Unbenannt2" calcext:value="=&quot;in Arbeit&quot;" calcext:base-cell-address="Sheet1.F174"/>
            <calcext:condition calcext:apply-style-name="Unbenannt3" calcext:value="=&quot;nicht begonnen&quot;" calcext:base-cell-address="Sheet1.F174"/>
            <calcext:condition calcext:apply-style-name="Unbenannt1" calcext:value="=&quot;existiert&quot;" calcext:base-cell-address="Sheet1.F174"/>
          </calcext:conditional-format>
          <calcext:conditional-format calcext:target-range-address="Sheet1.F213:Sheet1.F213">
            <calcext:condition calcext:apply-style-name="Unbenannt1" calcext:value="=&quot;Abgeschlossen&quot;" calcext:base-cell-address="Sheet1.F213"/>
            <calcext:condition calcext:apply-style-name="Unbenannt2" calcext:value="=&quot;in Arbeit&quot;" calcext:base-cell-address="Sheet1.F213"/>
            <calcext:condition calcext:apply-style-name="Unbenannt3" calcext:value="=&quot;nicht begonnen&quot;" calcext:base-cell-address="Sheet1.F213"/>
            <calcext:condition calcext:apply-style-name="Unbenannt1" calcext:value="=&quot;existiert&quot;" calcext:base-cell-address="Sheet1.F213"/>
          </calcext:conditional-format>
          <calcext:conditional-format calcext:target-range-address="Sheet1.F148:Sheet1.F154">
            <calcext:condition calcext:apply-style-name="Unbenannt1" calcext:value="=&quot;Abgeschlossen&quot;" calcext:base-cell-address="Sheet1.F148"/>
            <calcext:condition calcext:apply-style-name="Unbenannt2" calcext:value="=&quot;in Arbeit&quot;" calcext:base-cell-address="Sheet1.F148"/>
            <calcext:condition calcext:apply-style-name="Unbenannt3" calcext:value="=&quot;nicht begonnen&quot;" calcext:base-cell-address="Sheet1.F148"/>
            <calcext:condition calcext:apply-style-name="Unbenannt1" calcext:value="=&quot;existiert&quot;" calcext:base-cell-address="Sheet1.F148"/>
          </calcext:conditional-format>
          <calcext:conditional-format calcext:target-range-address="Sheet1.F145:Sheet1.F147">
            <calcext:condition calcext:apply-style-name="Unbenannt1" calcext:value="=&quot;Abgeschlossen&quot;" calcext:base-cell-address="Sheet1.F145"/>
            <calcext:condition calcext:apply-style-name="Unbenannt2" calcext:value="=&quot;in Arbeit&quot;" calcext:base-cell-address="Sheet1.F145"/>
            <calcext:condition calcext:apply-style-name="Unbenannt3" calcext:value="=&quot;nicht begonnen&quot;" calcext:base-cell-address="Sheet1.F145"/>
            <calcext:condition calcext:apply-style-name="Unbenannt1" calcext:value="=&quot;existiert&quot;" calcext:base-cell-address="Sheet1.F145"/>
          </calcext:conditional-format>
          <calcext:conditional-format calcext:target-range-address="Sheet1.F6:Sheet1.F86 Sheet1.F88:Sheet1.F98 Sheet1.F100:Sheet1.F107 Sheet1.F109:Sheet1.F117 Sheet1.F119:Sheet1.F127 Sheet1.F154:Sheet1.F173 Sheet1.F177:Sheet1.F212 Sheet1.F129:Sheet1.F144 Sheet1.F214:Sheet1.F283">
            <calcext:condition calcext:apply-style-name="Unbenannt1" calcext:value="=&quot;Abgeschlossen&quot;" calcext:base-cell-address="Sheet1.F6"/>
            <calcext:condition calcext:apply-style-name="Unbenannt2" calcext:value="=&quot;in Arbeit&quot;" calcext:base-cell-address="Sheet1.F6"/>
            <calcext:condition calcext:apply-style-name="Unbenannt3" calcext:value="=&quot;nicht begonnen&quot;" calcext:base-cell-address="Sheet1.F6"/>
            <calcext:condition calcext:apply-style-name="Unbenannt1" calcext:value="=&quot;existiert&quot;" calcext:base-cell-address="Sheet1.F6"/>
            <calcext:condition calcext:apply-style-name="Unbenannt4" calcext:value="=&quot;Fehler aufgetreten&quot;" calcext:base-cell-address="Sheet1.F6"/>
          </calcext:conditional-format>
          <calcext:conditional-format calcext:target-range-address="Sheet1.F176:Sheet1.F176">
            <calcext:condition calcext:apply-style-name="Unbenannt1" calcext:value="=&quot;Abgeschlossen&quot;" calcext:base-cell-address="Sheet1.F176"/>
            <calcext:condition calcext:apply-style-name="Unbenannt2" calcext:value="=&quot;in Arbeit&quot;" calcext:base-cell-address="Sheet1.F176"/>
            <calcext:condition calcext:apply-style-name="Unbenannt3" calcext:value="=&quot;nicht begonnen&quot;" calcext:base-cell-address="Sheet1.F176"/>
            <calcext:condition calcext:apply-style-name="Unbenannt1" calcext:value="=&quot;existiert&quot;" calcext:base-cell-address="Sheet1.F176"/>
            <calcext:condition calcext:apply-style-name="Unbenannt4" calcext:value="=&quot;Fehler aufgetreten&quot;" calcext:base-cell-address="Sheet1.F176"/>
          </calcext:conditional-format>
        </calcext:conditional-formats>
      </table:table>
      <table:table table:name="Sheet2" table:style-name="ta1" table:print="false">
        <table:table-column table:style-name="co9" table:number-columns-repeated="1024" table:default-cell-style-name="Default"/>
        <table:table-row table:style-name="ro14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7">
      <number:month/>
      <number:text>.</number:text>
      <number:day/>
      <number:text>.</number:text>
      <number:year number:style="long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66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cccccc"/>
    </style:style>
    <style:style style:name="Unbenannt4" style:family="table-cell" style:parent-style-name="Default">
      <style:table-cell-properties fo:background-color="#ff0000" loext:vertical-justify="auto"/>
      <style:paragraph-properties css3t:text-justify="auto"/>
    </style:style>
  </office:styles>
  <office:automatic-styles>
    <style:page-layout style:name="Mpm1">
      <style:page-layout-properties fo:page-width="841.89pt" fo:page-height="595.3pt" style:num-format="1" style:print-orientation="landscape" style:print-page-order="ltr" style:scale-to="9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22:49:23.021166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7M34S</meta:editing-duration>
    <meta:editing-cycles>46</meta:editing-cycles>
    <meta:generator>LibreOffice/5.1.4.2$Linux_X86_64 LibreOffice_project/10m0$Build-2</meta:generator>
    <dc:date>2016-11-10T22:59:37.195886420</dc:date>
    <meta:document-statistic meta:table-count="3" meta:cell-count="905" meta:object-count="0"/>
    <meta:user-defined meta:name="Info 1"/>
    <meta:user-defined meta:name="Info 2"/>
    <meta:user-defined meta:name="Info 3"/>
    <meta:user-defined meta:name="Info 4"/>
  </office:meta>
</office:document-meta>
</file>